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34pt"/>
    </style:style>
    <style:style style:name="co3" style:family="table-column">
      <style:table-column-properties fo:break-before="auto" style:column-width="78.2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7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7.39pt" svg:y="24.43pt">
            <loext:p draw:notify-on-update-of-ranges="Sheet1.A1:Sheet1.A1 Sheet1.A2:Sheet1.A101 Sheet1.B1:Sheet1.B1 Sheet1.B2:Sheet1.B101 Sheet1.A1:Sheet1.A1 Sheet1.A2:Sheet1.A101 Sheet1.C1:Sheet1.C1 Sheet1.C2:Sheet1.C101 Sheet1.A1:Sheet1.A1 Sheet1.A2:Sheet1.A101 Sheet1.D1:Sheet1.D1 Sheet1.D2:Sheet1.D101 Sheet1.A1:Sheet1.A1 Sheet1.A2:Sheet1.A101 Sheet1.E1:Sheet1.E1 Sheet1.E2:Sheet1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Helium_dimer</text:p>
          </table:table-cell>
          <table:table-cell table:style-name="ce1" office:value-type="string" calcext:value-type="string">
            <text:p>Benzene_dimer</text:p>
          </table:table-cell>
          <table:table-cell table:style-name="ce1" office:value-type="string" calcext:value-type="string">
            <text:p>Coronene Dimer</text:p>
          </table:table-cell>
          <table:table-cell table:style-name="ce1" office:value-type="string" calcext:value-type="string">
            <text:p>Tweez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7829072741626" calcext:value-type="float">
            <text:p>0.6278290727</text:p>
          </table:table-cell>
          <table:table-cell office:value-type="float" office:value="3.16887474859029" calcext:value-type="float">
            <text:p>3.1688747486</text:p>
          </table:table-cell>
          <table:table-cell office:value-type="float" office:value="4.16078274893932" calcext:value-type="float">
            <text:p>4.1607827489</text:p>
          </table:table-cell>
          <table:table-cell office:value-type="float" office:value="5.35809883688527" calcext:value-type="float">
            <text:p>5.3580988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7711796106431" calcext:value-type="float">
            <text:p>0.6277117961</text:p>
          </table:table-cell>
          <table:table-cell office:value-type="float" office:value="3.15497131624091" calcext:value-type="float">
            <text:p>3.1549713162</text:p>
          </table:table-cell>
          <table:table-cell office:value-type="float" office:value="4.11204359305965" calcext:value-type="float">
            <text:p>4.1120435931</text:p>
          </table:table-cell>
          <table:table-cell office:value-type="float" office:value="5.3310517105072" calcext:value-type="float">
            <text:p>5.3310517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7360066731044" calcext:value-type="float">
            <text:p>0.6273600667</text:p>
          </table:table-cell>
          <table:table-cell office:value-type="float" office:value="3.11434924016728" calcext:value-type="float">
            <text:p>3.1143492402</text:p>
          </table:table-cell>
          <table:table-cell office:value-type="float" office:value="3.97723617105064" calcext:value-type="float">
            <text:p>3.9772361711</text:p>
          </table:table-cell>
          <table:table-cell office:value-type="float" office:value="5.25454904307838" calcext:value-type="float">
            <text:p>5.2545490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6774186172101" calcext:value-type="float">
            <text:p>0.6267741862</text:p>
          </table:table-cell>
          <table:table-cell office:value-type="float" office:value="3.05006402765112" calcext:value-type="float">
            <text:p>3.0500640277</text:p>
          </table:table-cell>
          <table:table-cell office:value-type="float" office:value="3.78445619626743" calcext:value-type="float">
            <text:p>3.7844561963</text:p>
          </table:table-cell>
          <table:table-cell office:value-type="float" office:value="5.13943125282322" calcext:value-type="float">
            <text:p>5.1394312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5954656910599" calcext:value-type="float">
            <text:p>0.6259546569</text:p>
          </table:table-cell>
          <table:table-cell office:value-type="float" office:value="2.96658238419541" calcext:value-type="float">
            <text:p>2.9665823842</text:p>
          </table:table-cell>
          <table:table-cell office:value-type="float" office:value="3.56552576568026" calcext:value-type="float">
            <text:p>3.5655257657</text:p>
          </table:table-cell>
          <table:table-cell office:value-type="float" office:value="4.99524466502904" calcext:value-type="float">
            <text:p>4.995244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24902182180963" calcext:value-type="float">
            <text:p>0.6249021822</text:p>
          </table:table-cell>
          <table:table-cell office:value-type="float" office:value="2.86905627532978" calcext:value-type="float">
            <text:p>2.8690562753</text:p>
          </table:table-cell>
          <table:table-cell office:value-type="float" office:value="3.34572230625449" calcext:value-type="float">
            <text:p>3.3457223063</text:p>
          </table:table-cell>
          <table:table-cell office:value-type="float" office:value="4.8291124564336" calcext:value-type="float">
            <text:p>4.82911245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3617665730054" calcext:value-type="float">
            <text:p>0.6236176657</text:p>
          </table:table-cell>
          <table:table-cell office:value-type="float" office:value="2.76262530625252" calcext:value-type="float">
            <text:p>2.7626253063</text:p>
          </table:table-cell>
          <table:table-cell office:value-type="float" office:value="3.1402268854125" calcext:value-type="float">
            <text:p>3.1402268854</text:p>
          </table:table-cell>
          <table:table-cell office:value-type="float" office:value="4.64847613947211" calcext:value-type="float">
            <text:p>4.6484761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2102211504449" calcext:value-type="float">
            <text:p>0.6221022115</text:p>
          </table:table-cell>
          <table:table-cell office:value-type="float" office:value="2.6518896120594" calcext:value-type="float">
            <text:p>2.6518896121</text:p>
          </table:table-cell>
          <table:table-cell office:value-type="float" office:value="2.99999265182164" calcext:value-type="float">
            <text:p>2.9999926518</text:p>
          </table:table-cell>
          <table:table-cell office:value-type="float" office:value="4.46041091585441" calcext:value-type="float">
            <text:p>4.4604109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0357123263804" calcext:value-type="float">
            <text:p>0.6203571233</text:p>
          </table:table-cell>
          <table:table-cell office:value-type="float" office:value="2.54060789394474" calcext:value-type="float">
            <text:p>2.5406078939</text:p>
          </table:table-cell>
          <table:table-cell office:value-type="float" office:value="2.87256408284073" calcext:value-type="float">
            <text:p>2.8725640828</text:p>
          </table:table-cell>
          <table:table-cell office:value-type="float" office:value="4.27084988801699" calcext:value-type="float">
            <text:p>4.270849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8383904117637" calcext:value-type="float">
            <text:p>0.6183839041</text:p>
          </table:table-cell>
          <table:table-cell office:value-type="float" office:value="2.43160141054198" calcext:value-type="float">
            <text:p>2.4316014105</text:p>
          </table:table-cell>
          <table:table-cell office:value-type="float" office:value="2.75023543891139" calcext:value-type="float">
            <text:p>2.7502354389</text:p>
          </table:table-cell>
          <table:table-cell office:value-type="float" office:value="4.08435020412696" calcext:value-type="float">
            <text:p>4.08435020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6184255982339" calcext:value-type="float">
            <text:p>0.616184256</text:p>
          </table:table-cell>
          <table:table-cell office:value-type="float" office:value="2.32680581528443" calcext:value-type="float">
            <text:p>2.3268058153</text:p>
          </table:table-cell>
          <table:table-cell office:value-type="float" office:value="2.63413231682089" calcext:value-type="float">
            <text:p>2.6341323168</text:p>
          </table:table-cell>
          <table:table-cell office:value-type="float" office:value="3.90414436162286" calcext:value-type="float">
            <text:p>3.9041443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3760078954707" calcext:value-type="float">
            <text:p>0.613760079</text:p>
          </table:table-cell>
          <table:table-cell office:value-type="float" office:value="2.22740620488548" calcext:value-type="float">
            <text:p>2.2274062049</text:p>
          </table:table-cell>
          <table:table-cell office:value-type="float" office:value="2.5246785867082" calcext:value-type="float">
            <text:p>2.5246785867</text:p>
          </table:table-cell>
          <table:table-cell office:value-type="float" office:value="3.73232430320705" calcext:value-type="float">
            <text:p>3.73232430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1113470597792" calcext:value-type="float">
            <text:p>0.6111134706</text:p>
          </table:table-cell>
          <table:table-cell office:value-type="float" office:value="2.13400327915182" calcext:value-type="float">
            <text:p>2.1340032792</text:p>
          </table:table-cell>
          <table:table-cell office:value-type="float" office:value="2.42186241725066" calcext:value-type="float">
            <text:p>2.4218624173</text:p>
          </table:table-cell>
          <table:table-cell office:value-type="float" office:value="3.57007170485099" calcext:value-type="float">
            <text:p>3.5700717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08246725134221" calcext:value-type="float">
            <text:p>0.6082467251</text:p>
          </table:table-cell>
          <table:table-cell office:value-type="float" office:value="2.04677736583775" calcext:value-type="float">
            <text:p>2.0467773658</text:p>
          </table:table-cell>
          <table:table-cell office:value-type="float" office:value="2.32542223799824" calcext:value-type="float">
            <text:p>2.325422238</text:p>
          </table:table-cell>
          <table:table-cell office:value-type="float" office:value="3.41788470455812" calcext:value-type="float">
            <text:p>3.4178847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5162332541679" calcext:value-type="float">
            <text:p>0.6051623325</text:p>
          </table:table-cell>
          <table:table-cell office:value-type="float" office:value="1.96563506649261" calcext:value-type="float">
            <text:p>1.9656350665</text:p>
          </table:table-cell>
          <table:table-cell office:value-type="float" office:value="2.23496754321625" calcext:value-type="float">
            <text:p>2.2349675432</text:p>
          </table:table-cell>
          <table:table-cell office:value-type="float" office:value="3.27577595980411" calcext:value-type="float">
            <text:p>3.27577595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186297754455" calcext:value-type="float">
            <text:p>0.6018629775</text:p>
          </table:table-cell>
          <table:table-cell office:value-type="float" office:value="1.89033965245096" calcext:value-type="float">
            <text:p>1.8903396525</text:p>
          </table:table-cell>
          <table:table-cell office:value-type="float" office:value="2.15005361900331" calcext:value-type="float">
            <text:p>2.150053619</text:p>
          </table:table-cell>
          <table:table-cell office:value-type="float" office:value="3.14343293597308" calcext:value-type="float">
            <text:p>3.143432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8351538495132" calcext:value-type="float">
            <text:p>0.5983515385</text:p>
          </table:table-cell>
          <table:table-cell office:value-type="float" office:value="1.82064871644686" calcext:value-type="float">
            <text:p>1.8206487164</text:p>
          </table:table-cell>
          <table:table-cell office:value-type="float" office:value="2.07022606613838" calcext:value-type="float">
            <text:p>2.0702260661</text:p>
          </table:table-cell>
          <table:table-cell office:value-type="float" office:value="3.02034060402035" calcext:value-type="float">
            <text:p>3.020340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94631086137168" calcext:value-type="float">
            <text:p>0.5946310861</text:p>
          </table:table-cell>
          <table:table-cell office:value-type="float" office:value="1.75653770389661" calcext:value-type="float">
            <text:p>1.7565377039</text:p>
          </table:table-cell>
          <table:table-cell office:value-type="float" office:value="1.99504636867523" calcext:value-type="float">
            <text:p>1.9950463687</text:p>
          </table:table-cell>
          <table:table-cell office:value-type="float" office:value="2.90587123641821" calcext:value-type="float">
            <text:p>2.90587123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90704882243714" calcext:value-type="float">
            <text:p>0.5907048822</text:p>
          </table:table-cell>
          <table:table-cell office:value-type="float" office:value="1.69867151511608" calcext:value-type="float">
            <text:p>1.6986715151</text:p>
          </table:table-cell>
          <table:table-cell office:value-type="float" office:value="1.92410591005302" calcext:value-type="float">
            <text:p>1.9241059101</text:p>
          </table:table-cell>
          <table:table-cell office:value-type="float" office:value="2.7993475324139" calcext:value-type="float">
            <text:p>2.7993475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6576378120606" calcext:value-type="float">
            <text:p>0.5865763781</text:p>
          </table:table-cell>
          <table:table-cell office:value-type="float" office:value="1.64830759778359" calcext:value-type="float">
            <text:p>1.6483075978</text:p>
          </table:table-cell>
          <table:table-cell office:value-type="float" office:value="1.85703314708459" calcext:value-type="float">
            <text:p>1.8570331471</text:p>
          </table:table-cell>
          <table:table-cell office:value-type="float" office:value="2.70008523201834" calcext:value-type="float">
            <text:p>2.7000852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2249212965978" calcext:value-type="float">
            <text:p>0.582249213</text:p>
          </table:table-cell>
          <table:table-cell office:value-type="float" office:value="1.6041609618093" calcext:value-type="float">
            <text:p>1.6041609618</text:p>
          </table:table-cell>
          <table:table-cell office:value-type="float" office:value="1.79349691878309" calcext:value-type="float">
            <text:p>1.7934969188</text:p>
          </table:table-cell>
          <table:table-cell office:value-type="float" office:value="2.60742057951358" calcext:value-type="float">
            <text:p>2.60742057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7727212075401" calcext:value-type="float">
            <text:p>0.5777272121</text:p>
          </table:table-cell>
          <table:table-cell office:value-type="float" office:value="1.56461398368988" calcext:value-type="float">
            <text:p>1.5646139837</text:p>
          </table:table-cell>
          <table:table-cell office:value-type="float" office:value="1.73320780138229" calcext:value-type="float">
            <text:p>1.7332078014</text:p>
          </table:table-cell>
          <table:table-cell office:value-type="float" office:value="2.52072698999319" calcext:value-type="float">
            <text:p>2.520726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3014384881197" calcext:value-type="float">
            <text:p>0.5730143849</text:p>
          </table:table-cell>
          <table:table-cell office:value-type="float" office:value="1.52605336525286" calcext:value-type="float">
            <text:p>1.5260533653</text:p>
          </table:table-cell>
          <table:table-cell office:value-type="float" office:value="1.67591877547399" calcext:value-type="float">
            <text:p>1.6759187755</text:p>
          </table:table-cell>
          <table:table-cell office:value-type="float" office:value="2.43942433979086" calcext:value-type="float">
            <text:p>2.43942433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68114922813503" calcext:value-type="float">
            <text:p>0.5681149228</text:p>
          </table:table-cell>
          <table:table-cell office:value-type="float" office:value="1.48831803380097" calcext:value-type="float">
            <text:p>1.4883180338</text:p>
          </table:table-cell>
          <table:table-cell office:value-type="float" office:value="1.62142603251386" calcext:value-type="float">
            <text:p>1.6214260325</text:p>
          </table:table-cell>
          <table:table-cell office:value-type="float" office:value="2.36298363289181" calcext:value-type="float">
            <text:p>2.36298363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630331969694" calcext:value-type="float">
            <text:p>0.563033197</text:p>
          </table:table-cell>
          <table:table-cell office:value-type="float" office:value="1.45139624336591" calcext:value-type="float">
            <text:p>1.4513962434</text:p>
          </table:table-cell>
          <table:table-cell office:value-type="float" office:value="1.56957025323598" calcext:value-type="float">
            <text:p>1.5695702532</text:p>
          </table:table-cell>
          <table:table-cell office:value-type="float" office:value="2.29092973071655" calcext:value-type="float">
            <text:p>2.29092973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57773755575174" calcext:value-type="float">
            <text:p>0.5577737556</text:p>
          </table:table-cell>
          <table:table-cell office:value-type="float" office:value="1.41527212627641" calcext:value-type="float">
            <text:p>1.4152721263</text:p>
          </table:table-cell>
          <table:table-cell office:value-type="float" office:value="1.52023766805442" calcext:value-type="float">
            <text:p>1.5202376681</text:p>
          </table:table-cell>
          <table:table-cell office:value-type="float" office:value="2.2228468751097" calcext:value-type="float">
            <text:p>2.22284687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52341321225324" calcext:value-type="float">
            <text:p>0.5523413212</text:p>
          </table:table-cell>
          <table:table-cell office:value-type="float" office:value="1.37992614190176" calcext:value-type="float">
            <text:p>1.3799261419</text:p>
          </table:table-cell>
          <table:table-cell office:value-type="float" office:value="1.47335783087249" calcext:value-type="float">
            <text:p>1.4733578309</text:p>
          </table:table-cell>
          <table:table-cell office:value-type="float" office:value="2.15840615866791" calcext:value-type="float">
            <text:p>2.1584061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6740787880282" calcext:value-type="float">
            <text:p>0.5467407879</text:p>
          </table:table-cell>
          <table:table-cell office:value-type="float" office:value="1.34533598157292" calcext:value-type="float">
            <text:p>1.3453359816</text:p>
          </table:table-cell>
          <table:table-cell office:value-type="float" office:value="1.4288907091308" calcext:value-type="float">
            <text:p>1.4288907091</text:p>
          </table:table-cell>
          <table:table-cell office:value-type="float" office:value="2.09758700280868" calcext:value-type="float">
            <text:p>2.09758700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40977217603028" calcext:value-type="float">
            <text:p>0.5409772176</text:p>
          </table:table-cell>
          <table:table-cell office:value-type="float" office:value="1.3114774997535" calcext:value-type="float">
            <text:p>1.3114774998</text:p>
          </table:table-cell>
          <table:table-cell office:value-type="float" office:value="1.38679255514954" calcext:value-type="float">
            <text:p>1.3867925551</text:p>
          </table:table-cell>
          <table:table-cell office:value-type="float" office:value="2.04386169761633" calcext:value-type="float">
            <text:p>2.04386169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5055837012718" calcext:value-type="float">
            <text:p>0.535055837</text:p>
          </table:table-cell>
          <table:table-cell office:value-type="float" office:value="1.27832552887473" calcext:value-type="float">
            <text:p>1.2783255289</text:p>
          </table:table-cell>
          <table:table-cell office:value-type="float" office:value="1.346960554437" calcext:value-type="float">
            <text:p>1.3469605544</text:p>
          </table:table-cell>
          <table:table-cell office:value-type="float" office:value="1.99970989993462" calcext:value-type="float">
            <text:p>1.9997098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8982033431134" calcext:value-type="float">
            <text:p>0.5289820334</text:p>
          </table:table-cell>
          <table:table-cell office:value-type="float" office:value="1.24585454121328" calcext:value-type="float">
            <text:p>1.2458545412</text:p>
          </table:table-cell>
          <table:table-cell office:value-type="float" office:value="1.30918883022788" calcext:value-type="float">
            <text:p>1.3091888302</text:p>
          </table:table-cell>
          <table:table-cell office:value-type="float" office:value="1.95751393924408" calcext:value-type="float">
            <text:p>1.95751393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2761350695169" calcext:value-type="float">
            <text:p>0.5227613507</text:p>
          </table:table-cell>
          <table:table-cell office:value-type="float" office:value="1.21403916145811" calcext:value-type="float">
            <text:p>1.2140391615</text:p>
          </table:table-cell>
          <table:table-cell office:value-type="float" office:value="1.27318305304758" calcext:value-type="float">
            <text:p>1.273183053</text:p>
          </table:table-cell>
          <table:table-cell office:value-type="float" office:value="1.91613776913187" calcext:value-type="float">
            <text:p>1.91613776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16399484605575" calcext:value-type="float">
            <text:p>0.5163994846</text:p>
          </table:table-cell>
          <table:table-cell office:value-type="float" office:value="1.18285454805552" calcext:value-type="float">
            <text:p>1.1828545481</text:p>
          </table:table-cell>
          <table:table-cell office:value-type="float" office:value="1.2386282930074" calcext:value-type="float">
            <text:p>1.238628293</text:p>
          </table:table-cell>
          <table:table-cell office:value-type="float" office:value="1.87544190062388" calcext:value-type="float">
            <text:p>1.87544190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09902277978892" calcext:value-type="float">
            <text:p>0.509902278</text:p>
          </table:table-cell>
          <table:table-cell office:value-type="float" office:value="1.15227666522435" calcext:value-type="float">
            <text:p>1.1522766652</text:p>
          </table:table-cell>
          <table:table-cell office:value-type="float" office:value="1.20525184929401" calcext:value-type="float">
            <text:p>1.2052518493</text:p>
          </table:table-cell>
          <table:table-cell office:value-type="float" office:value="1.83545530674626" calcext:value-type="float">
            <text:p>1.83545530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03275715265612" calcext:value-type="float">
            <text:p>0.5032757153</text:p>
          </table:table-cell>
          <table:table-cell office:value-type="float" office:value="1.12228246692883" calcext:value-type="float">
            <text:p>1.1222824669</text:p>
          </table:table-cell>
          <table:table-cell office:value-type="float" office:value="1.17284666241882" calcext:value-type="float">
            <text:p>1.1728466624</text:p>
          </table:table-cell>
          <table:table-cell office:value-type="float" office:value="1.79599572738159" calcext:value-type="float">
            <text:p>1.79599572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96525916693386" calcext:value-type="float">
            <text:p>0.4965259167</text:p>
          </table:table-cell>
          <table:table-cell office:value-type="float" office:value="1.09285001178208" calcext:value-type="float">
            <text:p>1.0928500118</text:p>
          </table:table-cell>
          <table:table-cell office:value-type="float" office:value="1.1412653488113" calcext:value-type="float">
            <text:p>1.1412653488</text:p>
          </table:table-cell>
          <table:table-cell office:value-type="float" office:value="1.75704520255602" calcext:value-type="float">
            <text:p>1.75704520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89659131889101" calcext:value-type="float">
            <text:p>0.4896591319</text:p>
          </table:table-cell>
          <table:table-cell office:value-type="float" office:value="1.06395852503283" calcext:value-type="float">
            <text:p>1.063958525</text:p>
          </table:table-cell>
          <table:table-cell office:value-type="float" office:value="1.11040484943335" calcext:value-type="float">
            <text:p>1.1104048494</text:p>
          </table:table-cell>
          <table:table-cell office:value-type="float" office:value="1.71858944836971" calcext:value-type="float">
            <text:p>1.7185894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82681732928173" calcext:value-type="float">
            <text:p>0.4826817329</text:p>
          </table:table-cell>
          <table:table-cell office:value-type="float" office:value="1.03558842100959" calcext:value-type="float">
            <text:p>1.035588421</text:p>
          </table:table-cell>
          <table:table-cell office:value-type="float" office:value="1.08019231110831" calcext:value-type="float">
            <text:p>1.0801923111</text:p>
          </table:table-cell>
          <table:table-cell office:value-type="float" office:value="1.68061396356142" calcext:value-type="float">
            <text:p>1.68061396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75600206753022" calcext:value-type="float">
            <text:p>0.4756002068</text:p>
          </table:table-cell>
          <table:table-cell office:value-type="float" office:value="1.00772129690987" calcext:value-type="float">
            <text:p>1.0077212969</text:p>
          </table:table-cell>
          <table:table-cell office:value-type="float" office:value="1.05057486116194" calcext:value-type="float">
            <text:p>1.0505748612</text:p>
          </table:table-cell>
          <table:table-cell office:value-type="float" office:value="1.643104062711" calcext:value-type="float">
            <text:p>1.64310406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8421146895641" calcext:value-type="float">
            <text:p>0.4684211469</text:p>
          </table:table-cell>
          <table:table-cell office:value-type="float" office:value="0.980339906750414" calcext:value-type="float">
            <text:p>0.9803399068</text:p>
          </table:table-cell>
          <table:table-cell office:value-type="float" office:value="1.02151283884341" calcext:value-type="float">
            <text:p>1.0215128388</text:p>
          </table:table-cell>
          <table:table-cell office:value-type="float" office:value="1.60604501488251" calcext:value-type="float">
            <text:p>1.60604501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1151244431024" calcext:value-type="float">
            <text:p>0.4611512444</text:p>
          </table:table-cell>
          <table:table-cell office:value-type="float" office:value="0.953428122735288" calcext:value-type="float">
            <text:p>0.9534281227</text:p>
          </table:table-cell>
          <table:table-cell office:value-type="float" office:value="0.992975454227571" calcext:value-type="float">
            <text:p>0.9929754542</text:p>
          </table:table-cell>
          <table:table-cell office:value-type="float" office:value="1.56942218781872" calcext:value-type="float">
            <text:p>1.56942218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53797278079211" calcext:value-type="float">
            <text:p>0.4537972781</text:p>
          </table:table-cell>
          <table:table-cell office:value-type="float" office:value="0.926970890431769" calcext:value-type="float">
            <text:p>0.9269708904</text:p>
          </table:table-cell>
          <table:table-cell office:value-type="float" office:value="0.964938016238962" calcext:value-type="float">
            <text:p>0.9649380162</text:p>
          </table:table-cell>
          <table:table-cell office:value-type="float" office:value="1.53322118464408" calcext:value-type="float">
            <text:p>1.53322118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46366103363407" calcext:value-type="float">
            <text:p>0.4463661034</text:p>
          </table:table-cell>
          <table:table-cell office:value-type="float" office:value="0.900954184467656" calcext:value-type="float">
            <text:p>0.9009541845</text:p>
          </table:table-cell>
          <table:table-cell office:value-type="float" office:value="0.93738014696859" calcext:value-type="float">
            <text:p>0.937380147</text:p>
          </table:table-cell>
          <table:table-cell office:value-type="float" office:value="1.4974279771113" calcext:value-type="float">
            <text:p>1.49742797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886464072019" calcext:value-type="float">
            <text:p>0.4388646407</text:p>
          </table:table-cell>
          <table:table-cell office:value-type="float" office:value="0.875364974525558" calcext:value-type="float">
            <text:p>0.8753649745</text:p>
          </table:table-cell>
          <table:table-cell office:value-type="float" office:value="0.910284614056848" calcext:value-type="float">
            <text:p>0.9102846141</text:p>
          </table:table-cell>
          <table:table-cell office:value-type="float" office:value="1.46202905202531" calcext:value-type="float">
            <text:p>1.4620290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1299862445009" calcext:value-type="float">
            <text:p>0.4312998624</text:p>
          </table:table-cell>
          <table:table-cell office:value-type="float" office:value="0.850191222567798" calcext:value-type="float">
            <text:p>0.8501912226</text:p>
          </table:table-cell>
          <table:table-cell office:value-type="float" office:value="0.883636554238951" calcext:value-type="float">
            <text:p>0.8836365542</text:p>
          </table:table-cell>
          <table:table-cell office:value-type="float" office:value="1.42701160863301" calcext:value-type="float">
            <text:p>1.42701160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23678778341837" calcext:value-type="float">
            <text:p>0.4236787783</text:p>
          </table:table-cell>
          <table:table-cell office:value-type="float" office:value="0.825421973305195" calcext:value-type="float">
            <text:p>0.8254219733</text:p>
          </table:table-cell>
          <table:table-cell office:value-type="float" office:value="0.857422949085843" calcext:value-type="float">
            <text:p>0.8574229491</text:p>
          </table:table-cell>
          <table:table-cell office:value-type="float" office:value="1.39236387351137" calcext:value-type="float">
            <text:p>1.39236387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1600841993009" calcext:value-type="float">
            <text:p>0.4160084199</text:p>
          </table:table-cell>
          <table:table-cell office:value-type="float" office:value="0.801047784360803" calcext:value-type="float">
            <text:p>0.8010477844</text:p>
          </table:table-cell>
          <table:table-cell office:value-type="float" office:value="0.831632268152558" calcext:value-type="float">
            <text:p>0.8316322682</text:p>
          </table:table-cell>
          <table:table-cell office:value-type="float" office:value="1.35807549947619" calcext:value-type="float">
            <text:p>1.35807549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08295823044374" calcext:value-type="float">
            <text:p>0.408295823</text:p>
          </table:table-cell>
          <table:table-cell office:value-type="float" office:value="0.777062940524876" calcext:value-type="float">
            <text:p>0.7770629405</text:p>
          </table:table-cell>
          <table:table-cell office:value-type="float" office:value="0.806254229159373" calcext:value-type="float">
            <text:p>0.8062542292</text:p>
          </table:table-cell>
          <table:table-cell office:value-type="float" office:value="1.32413710658414" calcext:value-type="float">
            <text:p>1.32413710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0548008643612" calcext:value-type="float">
            <text:p>0.4005480086</text:p>
          </table:table-cell>
          <table:table-cell office:value-type="float" office:value="0.753487400519944" calcext:value-type="float">
            <text:p>0.7534874005</text:p>
          </table:table-cell>
          <table:table-cell office:value-type="float" office:value="0.781279649269611" calcext:value-type="float">
            <text:p>0.7812796493</text:p>
          </table:table-cell>
          <table:table-cell office:value-type="float" office:value="1.29053735235077" calcext:value-type="float">
            <text:p>1.2905373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2771961625174" calcext:value-type="float">
            <text:p>0.3927719616</text:p>
          </table:table-cell>
          <table:table-cell office:value-type="float" office:value="0.730862099741345" calcext:value-type="float">
            <text:p>0.7308620997</text:p>
          </table:table-cell>
          <table:table-cell office:value-type="float" office:value="0.756700384853127" calcext:value-type="float">
            <text:p>0.7567003849</text:p>
          </table:table-cell>
          <table:table-cell office:value-type="float" office:value="1.25726190360693" calcext:value-type="float">
            <text:p>1.2572619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8497460741732" calcext:value-type="float">
            <text:p>0.3849746074</text:p>
          </table:table-cell>
          <table:table-cell office:value-type="float" office:value="0.709294403787908" calcext:value-type="float">
            <text:p>0.7092944038</text:p>
          </table:table-cell>
          <table:table-cell office:value-type="float" office:value="0.732509393692612" calcext:value-type="float">
            <text:p>0.7325093937</text:p>
          </table:table-cell>
          <table:table-cell office:value-type="float" office:value="1.22429722771213" calcext:value-type="float">
            <text:p>1.22429722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77162786099189" calcext:value-type="float">
            <text:p>0.3771627861</text:p>
          </table:table-cell>
          <table:table-cell office:value-type="float" office:value="0.68802780201863" calcext:value-type="float">
            <text:p>0.688027802</text:p>
          </table:table-cell>
          <table:table-cell office:value-type="float" office:value="0.708701043191642" calcext:value-type="float">
            <text:p>0.7087010432</text:p>
          </table:table-cell>
          <table:table-cell office:value-type="float" office:value="1.1916323439345" calcext:value-type="float">
            <text:p>1.19163234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69343223772312" calcext:value-type="float">
            <text:p>0.3693432238</text:p>
          </table:table-cell>
          <table:table-cell office:value-type="float" office:value="0.6670063489878" calcext:value-type="float">
            <text:p>0.667006349</text:p>
          </table:table-cell>
          <table:table-cell office:value-type="float" office:value="0.685272079886373" calcext:value-type="float">
            <text:p>0.6852720799</text:p>
          </table:table-cell>
          <table:table-cell office:value-type="float" office:value="1.15925826775594" calcext:value-type="float">
            <text:p>1.15925826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61522500881285" calcext:value-type="float">
            <text:p>0.3615225009</text:p>
          </table:table-cell>
          <table:table-cell office:value-type="float" office:value="0.646219618839597" calcext:value-type="float">
            <text:p>0.6462196188</text:p>
          </table:table-cell>
          <table:table-cell office:value-type="float" office:value="0.662224867156003" calcext:value-type="float">
            <text:p>0.6622248672</text:p>
          </table:table-cell>
          <table:table-cell office:value-type="float" office:value="1.12716741725216" calcext:value-type="float">
            <text:p>1.1271674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5370701715424" calcext:value-type="float">
            <text:p>0.3537070172</text:p>
          </table:table-cell>
          <table:table-cell office:value-type="float" office:value="0.62566235853568" calcext:value-type="float">
            <text:p>0.6256623585</text:p>
          </table:table-cell>
          <table:table-cell office:value-type="float" office:value="0.639580580293905" calcext:value-type="float">
            <text:p>0.6395805803</text:p>
          </table:table-cell>
          <table:table-cell office:value-type="float" office:value="1.09535332092359" calcext:value-type="float">
            <text:p>1.09535332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45902952806883" calcext:value-type="float">
            <text:p>0.3459029528</text:p>
          </table:table-cell>
          <table:table-cell office:value-type="float" office:value="0.605330946122721" calcext:value-type="float">
            <text:p>0.6053309461</text:p>
          </table:table-cell>
          <table:table-cell office:value-type="float" office:value="0.617798332818232" calcext:value-type="float">
            <text:p>0.6177983328</text:p>
          </table:table-cell>
          <table:table-cell office:value-type="float" office:value="1.063810490309" calcext:value-type="float">
            <text:p>1.06381049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8116225627603" calcext:value-type="float">
            <text:p>0.3381162256</text:p>
          </table:table-cell>
          <table:table-cell office:value-type="float" office:value="0.585222660230253" calcext:value-type="float">
            <text:p>0.5852226602</text:p>
          </table:table-cell>
          <table:table-cell office:value-type="float" office:value="0.597514231810164" calcext:value-type="float">
            <text:p>0.5975142318</text:p>
          </table:table-cell>
          <table:table-cell office:value-type="float" office:value="1.03253436748954" calcext:value-type="float">
            <text:p>1.03253436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30352443536863" calcext:value-type="float">
            <text:p>0.3303524435</text:p>
          </table:table-cell>
          <table:table-cell office:value-type="float" office:value="0.565335450617863" calcext:value-type="float">
            <text:p>0.5653354506</text:p>
          </table:table-cell>
          <table:table-cell office:value-type="float" office:value="0.577441884849461" calcext:value-type="float">
            <text:p>0.5774418848</text:p>
          </table:table-cell>
          <table:table-cell office:value-type="float" office:value="1.00152130877799" calcext:value-type="float">
            <text:p>1.0015213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22616852192724" calcext:value-type="float">
            <text:p>0.3226168522</text:p>
          </table:table-cell>
          <table:table-cell office:value-type="float" office:value="0.545667843090227" calcext:value-type="float">
            <text:p>0.5456678431</text:p>
          </table:table-cell>
          <table:table-cell office:value-type="float" office:value="0.557574868805786" calcext:value-type="float">
            <text:p>0.5575748688</text:p>
          </table:table-cell>
          <table:table-cell office:value-type="float" office:value="0.97076858865602" calcext:value-type="float">
            <text:p>0.97076858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14914277197759" calcext:value-type="float">
            <text:p>0.3149142772</text:p>
          </table:table-cell>
          <table:table-cell office:value-type="float" office:value="0.526218891669327" calcext:value-type="float">
            <text:p>0.5262188917</text:p>
          </table:table-cell>
          <table:table-cell office:value-type="float" office:value="0.537909425072407" calcext:value-type="float">
            <text:p>0.5379094251</text:p>
          </table:table-cell>
          <table:table-cell office:value-type="float" office:value="0.94027441726548" calcext:value-type="float">
            <text:p>0.94027441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07249060452613" calcext:value-type="float">
            <text:p>0.3072490605</text:p>
          </table:table-cell>
          <table:table-cell office:value-type="float" office:value="0.506988151530186" calcext:value-type="float">
            <text:p>0.5069881515</text:p>
          </table:table-cell>
          <table:table-cell office:value-type="float" office:value="0.518443333971441" calcext:value-type="float">
            <text:p>0.518443334</text:p>
          </table:table-cell>
          <table:table-cell office:value-type="float" office:value="0.91003796806214" calcext:value-type="float">
            <text:p>0.91003796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9624990200597" calcext:value-type="float">
            <text:p>0.2996249902</text:p>
          </table:table-cell>
          <table:table-cell office:value-type="float" office:value="0.487975663143171" calcext:value-type="float">
            <text:p>0.4879756631</text:p>
          </table:table-cell>
          <table:table-cell office:value-type="float" office:value="0.499175611513498" calcext:value-type="float">
            <text:p>0.4991756115</text:p>
          </table:table-cell>
          <table:table-cell office:value-type="float" office:value="0.880059411082972" calcext:value-type="float">
            <text:p>0.88005941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92045224318935" calcext:value-type="float">
            <text:p>0.2920452243</text:p>
          </table:table-cell>
          <table:table-cell office:value-type="float" office:value="0.469181943726026" calcext:value-type="float">
            <text:p>0.4691819437</text:p>
          </table:table-cell>
          <table:table-cell office:value-type="float" office:value="0.480106330096701" calcext:value-type="float">
            <text:p>0.4801063301</text:p>
          </table:table-cell>
          <table:table-cell office:value-type="float" office:value="0.8503399385734" calcext:value-type="float">
            <text:p>0.8503399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4512206439477" calcext:value-type="float">
            <text:p>0.2845122064</text:p>
          </table:table-cell>
          <table:table-cell office:value-type="float" office:value="0.450607984284124" calcext:value-type="float">
            <text:p>0.4506079843</text:p>
          </table:table-cell>
          <table:table-cell office:value-type="float" office:value="0.461236495872925" calcext:value-type="float">
            <text:p>0.4612364959</text:p>
          </table:table-cell>
          <table:table-cell office:value-type="float" office:value="0.820881748395733" calcext:value-type="float">
            <text:p>0.82088174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7027574529708" calcext:value-type="float">
            <text:p>0.2770275745</text:p>
          </table:table-cell>
          <table:table-cell office:value-type="float" office:value="0.432255251460952" calcext:value-type="float">
            <text:p>0.4322552515</text:p>
          </table:table-cell>
          <table:table-cell office:value-type="float" office:value="0.442567963128076" calcext:value-type="float">
            <text:p>0.4425679631</text:p>
          </table:table-cell>
          <table:table-cell office:value-type="float" office:value="0.791687930033633" calcext:value-type="float">
            <text:p>0.791687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959206164026" calcext:value-type="float">
            <text:p>0.2695920616</text:p>
          </table:table-cell>
          <table:table-cell office:value-type="float" office:value="0.414125693881574" calcext:value-type="float">
            <text:p>0.4141256939</text:p>
          </table:table-cell>
          <table:table-cell office:value-type="float" office:value="0.424103375814722" calcext:value-type="float">
            <text:p>0.4241033758</text:p>
          </table:table-cell>
          <table:table-cell office:value-type="float" office:value="0.762762251100639" calcext:value-type="float">
            <text:p>0.76276225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62205388636383" calcext:value-type="float">
            <text:p>0.2622053886</text:p>
          </table:table-cell>
          <table:table-cell office:value-type="float" office:value="0.39622175292688" calcext:value-type="float">
            <text:p>0.3962217529</text:p>
          </table:table-cell>
          <table:table-cell office:value-type="float" office:value="0.405846129926183" calcext:value-type="float">
            <text:p>0.4058461299</text:p>
          </table:table-cell>
          <table:table-cell office:value-type="float" office:value="0.734109010302506" calcext:value-type="float">
            <text:p>0.7341090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54866148890111" calcext:value-type="float">
            <text:p>0.2548661489</text:p>
          </table:table-cell>
          <table:table-cell office:value-type="float" office:value="0.378546378038151" calcext:value-type="float">
            <text:p>0.378546378</text:p>
          </table:table-cell>
          <table:table-cell office:value-type="float" office:value="0.387800352326852" calcext:value-type="float">
            <text:p>0.3878003523</text:p>
          </table:table-cell>
          <table:table-cell office:value-type="float" office:value="0.70573314678943" calcext:value-type="float">
            <text:p>0.70573314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47571685133842" calcext:value-type="float">
            <text:p>0.2475716851</text:p>
          </table:table-cell>
          <table:table-cell office:value-type="float" office:value="0.361103046768588" calcext:value-type="float">
            <text:p>0.3611030468</text:p>
          </table:table-cell>
          <table:table-cell office:value-type="float" office:value="0.369970892928927" calcext:value-type="float">
            <text:p>0.3699708929</text:p>
          </table:table-cell>
          <table:table-cell office:value-type="float" office:value="0.677640505131662" calcext:value-type="float">
            <text:p>0.67764050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0317958988747" calcext:value-type="float">
            <text:p>0.240317959</text:p>
          </table:table-cell>
          <table:table-cell office:value-type="float" office:value="0.343895789893137" calcext:value-type="float">
            <text:p>0.3438957899</text:p>
          </table:table-cell>
          <table:table-cell office:value-type="float" office:value="0.352363328019037" calcext:value-type="float">
            <text:p>0.352363328</text:p>
          </table:table-cell>
          <table:table-cell office:value-type="float" office:value="0.649838013528709" calcext:value-type="float">
            <text:p>0.64983801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33099414116717" calcext:value-type="float">
            <text:p>0.2330994141</text:p>
          </table:table-cell>
          <table:table-cell office:value-type="float" office:value="0.326929221970465" calcext:value-type="float">
            <text:p>0.326929222</text:p>
          </table:table-cell>
          <table:table-cell office:value-type="float" office:value="0.334983973213201" calcext:value-type="float">
            <text:p>0.3349839732</text:p>
          </table:table-cell>
          <table:table-cell office:value-type="float" office:value="0.622333703176931" calcext:value-type="float">
            <text:p>0.62233370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25908834551326" calcext:value-type="float">
            <text:p>0.2259088346</text:p>
          </table:table-cell>
          <table:table-cell office:value-type="float" office:value="0.310208577825947" calcext:value-type="float">
            <text:p>0.3102085778</text:p>
          </table:table-cell>
          <table:table-cell office:value-type="float" office:value="0.317839905026796" calcext:value-type="float">
            <text:p>0.317839905</text:p>
          </table:table-cell>
          <table:table-cell office:value-type="float" office:value="0.595136621988886" calcext:value-type="float">
            <text:p>0.5951366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18737200610086" calcext:value-type="float">
            <text:p>0.2187372006</text:p>
          </table:table-cell>
          <table:table-cell office:value-type="float" office:value="0.29373975549311" calcext:value-type="float">
            <text:p>0.2937397555</text:p>
          </table:table-cell>
          <table:table-cell office:value-type="float" office:value="0.30093899043664" calcext:value-type="float">
            <text:p>0.3009389904</text:p>
          </table:table-cell>
          <table:table-cell office:value-type="float" office:value="0.5682566895907" calcext:value-type="float">
            <text:p>0.56825668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11573545973868" calcext:value-type="float">
            <text:p>0.211573546</text:p>
          </table:table-cell>
          <table:table-cell office:value-type="float" office:value="0.277529366213229" calcext:value-type="float">
            <text:p>0.2775293662</text:p>
          </table:table-cell>
          <table:table-cell office:value-type="float" office:value="0.28428992412097" calcext:value-type="float">
            <text:p>0.2842899241</text:p>
          </table:table-cell>
          <table:table-cell office:value-type="float" office:value="0.541704509040236" calcext:value-type="float">
            <text:p>0.5417045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04404821173352" calcext:value-type="float">
            <text:p>0.2044048212</text:p>
          </table:table-cell>
          <table:table-cell office:value-type="float" office:value="0.261584792147184" calcext:value-type="float">
            <text:p>0.2615847921</text:p>
          </table:table-cell>
          <table:table-cell office:value-type="float" office:value="0.267902273317668" calcext:value-type="float">
            <text:p>0.2679022733</text:p>
          </table:table-cell>
          <table:table-cell office:value-type="float" office:value="0.515491132778924" calcext:value-type="float">
            <text:p>0.51549113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97215771028578" calcext:value-type="float">
            <text:p>0.197215771</text:p>
          </table:table-cell>
          <table:table-cell office:value-type="float" office:value="0.245914252499363" calcext:value-type="float">
            <text:p>0.2459142525</text:p>
          </table:table-cell>
          <table:table-cell office:value-type="float" office:value="0.251786530464302" calcext:value-type="float">
            <text:p>0.2517865305</text:p>
          </table:table-cell>
          <table:table-cell office:value-type="float" office:value="0.489627769093021" calcext:value-type="float">
            <text:p>0.48962776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89988836788529" calcext:value-type="float">
            <text:p>0.1899888368</text:p>
          </table:table-cell>
          <table:table-cell office:value-type="float" office:value="0.230526878790017" calcext:value-type="float">
            <text:p>0.2305268788</text:p>
          </table:table-cell>
          <table:table-cell office:value-type="float" office:value="0.235954173995739" calcext:value-type="float">
            <text:p>0.235954174</text:p>
          </table:table-cell>
          <table:table-cell office:value-type="float" office:value="0.464125407602169" calcext:value-type="float">
            <text:p>0.46412540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8270409812819" calcext:value-type="float">
            <text:p>0.1827040981</text:p>
          </table:table-cell>
          <table:table-cell office:value-type="float" office:value="0.215432800042541" calcext:value-type="float">
            <text:p>0.2154328</text:p>
          </table:table-cell>
          <table:table-cell office:value-type="float" office:value="0.220417737896268" calcext:value-type="float">
            <text:p>0.2204177379</text:p>
          </table:table-cell>
          <table:table-cell office:value-type="float" office:value="0.438994341400125" calcext:value-type="float">
            <text:p>0.43899434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75339276175957" calcext:value-type="float">
            <text:p>0.1753392762</text:p>
          </table:table-cell>
          <table:table-cell office:value-type="float" office:value="0.200643238683138" calcext:value-type="float">
            <text:p>0.2006432387</text:p>
          </table:table-cell>
          <table:table-cell office:value-type="float" office:value="0.205190890855538" calcext:value-type="float">
            <text:p>0.2051908909</text:p>
          </table:table-cell>
          <table:table-cell office:value-type="float" office:value="0.41424357058612" calcext:value-type="float">
            <text:p>0.41424357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7869826838141" calcext:value-type="float">
            <text:p>0.1678698268</text:p>
          </table:table-cell>
          <table:table-cell office:value-type="float" office:value="0.186170617997998" calcext:value-type="float">
            <text:p>0.186170618</text:p>
          </table:table-cell>
          <table:table-cell office:value-type="float" office:value="0.190288526186881" calcext:value-type="float">
            <text:p>0.1902885262</text:p>
          </table:table-cell>
          <table:table-cell office:value-type="float" office:value="0.389880085998449" calcext:value-type="float">
            <text:p>0.3898800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60269164385061" calcext:value-type="float">
            <text:p>0.1602691644</text:p>
          </table:table-cell>
          <table:table-cell office:value-type="float" office:value="0.172028682086877" calcext:value-type="float">
            <text:p>0.1720286821</text:p>
          </table:table-cell>
          <table:table-cell office:value-type="float" office:value="0.175726864063523" calcext:value-type="float">
            <text:p>0.1757268641</text:p>
          </table:table-cell>
          <table:table-cell office:value-type="float" office:value="0.365908054011927" calcext:value-type="float">
            <text:p>0.3659080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52509069073067" calcext:value-type="float">
            <text:p>0.1525090691</text:p>
          </table:table-cell>
          <table:table-cell office:value-type="float" office:value="0.158232629440476" calcext:value-type="float">
            <text:p>0.1582326294</text:p>
          </table:table-cell>
          <table:table-cell office:value-type="float" office:value="0.161523568147252" calcext:value-type="float">
            <text:p>0.1615235681</text:p>
          </table:table-cell>
          <table:table-cell office:value-type="float" office:value="0.342327956828713" calcext:value-type="float">
            <text:p>0.34232795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4560349841099" calcext:value-type="float">
            <text:p>0.1445603498</text:p>
          </table:table-cell>
          <table:table-cell office:value-type="float" office:value="0.144799261627691" calcext:value-type="float">
            <text:p>0.1447992616</text:p>
          </table:table-cell>
          <table:table-cell office:value-type="float" office:value="0.147697879358615" calcext:value-type="float">
            <text:p>0.1476978794</text:p>
          </table:table-cell>
          <table:table-cell office:value-type="float" office:value="0.319135791444232" calcext:value-type="float">
            <text:p>0.31913579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36393853735349" calcext:value-type="float">
            <text:p>0.1363938537</text:p>
          </table:table-cell>
          <table:table-cell office:value-type="float" office:value="0.131747149214796" calcext:value-type="float">
            <text:p>0.1317471492</text:p>
          </table:table-cell>
          <table:table-cell office:value-type="float" office:value="0.134270770385793" calcext:value-type="float">
            <text:p>0.1342707704</text:p>
          </table:table-cell>
          <table:table-cell office:value-type="float" office:value="0.296322499460834" calcext:value-type="float">
            <text:p>0.29632249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7981936645752" calcext:value-type="float">
            <text:p>0.1279819366</text:p>
          </table:table-cell>
          <table:table-cell office:value-type="float" office:value="0.119096818089223" calcext:value-type="float">
            <text:p>0.1190968181</text:p>
          </table:table-cell>
          <table:table-cell office:value-type="float" office:value="0.121265125522703" calcext:value-type="float">
            <text:p>0.1212651255</text:p>
          </table:table-cell>
          <table:table-cell office:value-type="float" office:value="0.27387416005679" calcext:value-type="float">
            <text:p>0.27387416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1930053243208" calcext:value-type="float">
            <text:p>0.1193005324</text:p>
          </table:table-cell>
          <table:table-cell office:value-type="float" office:value="0.106870960971627" calcext:value-type="float">
            <text:p>0.106870961</text:p>
          </table:table-cell>
          <table:table-cell office:value-type="float" office:value="0.108705951430015" calcext:value-type="float">
            <text:p>0.1087059514</text:p>
          </table:table-cell>
          <table:table-cell office:value-type="float" office:value="0.251796390518049" calcext:value-type="float">
            <text:p>0.25179639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0331973944478" calcext:value-type="float">
            <text:p>0.1103319739</text:p>
          </table:table-cell>
          <table:table-cell office:value-type="float" office:value="0.0950946811596638" calcext:value-type="float">
            <text:p>0.0950946812</text:p>
          </table:table-cell>
          <table:table-cell office:value-type="float" office:value="0.0966206250684474" calcext:value-type="float">
            <text:p>0.0966206251</text:p>
          </table:table-cell>
          <table:table-cell office:value-type="float" office:value="0.230160051943484" calcext:value-type="float">
            <text:p>0.23016005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0106871974527" calcext:value-type="float">
            <text:p>0.1010687197</text:p>
          </table:table-cell>
          <table:table-cell office:value-type="float" office:value="0.0837957783394798" calcext:value-type="float">
            <text:p>0.0837957783</text:p>
          </table:table-cell>
          <table:table-cell office:value-type="float" office:value="0.0850391845864868" calcext:value-type="float">
            <text:p>0.0850391846</text:p>
          </table:table-cell>
          <table:table-cell office:value-type="float" office:value="0.208938496345613" calcext:value-type="float">
            <text:p>0.20893849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915181083235386" calcext:value-type="float">
            <text:p>0.0915181083</text:p>
          </table:table-cell>
          <table:table-cell office:value-type="float" office:value="0.0730050891143792" calcext:value-type="float">
            <text:p>0.0730050891</text:p>
          </table:table-cell>
          <table:table-cell office:value-type="float" office:value="0.073994665844034" calcext:value-type="float">
            <text:p>0.0739946658</text:p>
          </table:table-cell>
          <table:table-cell office:value-type="float" office:value="0.18790289592033" calcext:value-type="float">
            <text:p>0.18790289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17081737947682" calcext:value-type="float">
            <text:p>0.0817081738</text:p>
          </table:table-cell>
          <table:table-cell office:value-type="float" office:value="0.0627568983076456" calcext:value-type="float">
            <text:p>0.0627568983</text:p>
          </table:table-cell>
          <table:table-cell office:value-type="float" office:value="0.0635237286085653" calcext:value-type="float">
            <text:p>0.0635237286</text:p>
          </table:table-cell>
          <table:table-cell office:value-type="float" office:value="0.167071640679079" calcext:value-type="float">
            <text:p>0.16707164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1694383777632" calcext:value-type="float">
            <text:p>0.0716943838</text:p>
          </table:table-cell>
          <table:table-cell office:value-type="float" office:value="0.0530894449673134" calcext:value-type="float">
            <text:p>0.053089445</text:p>
          </table:table-cell>
          <table:table-cell office:value-type="float" office:value="0.0536662190949371" calcext:value-type="float">
            <text:p>0.0536662191</text:p>
          </table:table-cell>
          <table:table-cell office:value-type="float" office:value="0.146482878586517" calcext:value-type="float">
            <text:p>0.14648287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15668713763258" calcext:value-type="float">
            <text:p>0.0615668714</text:p>
          </table:table-cell>
          <table:table-cell office:value-type="float" office:value="0.0440453381459587" calcext:value-type="float">
            <text:p>0.0440453381</text:p>
          </table:table-cell>
          <table:table-cell office:value-type="float" office:value="0.0444664019934715" calcext:value-type="float">
            <text:p>0.044466402</text:p>
          </table:table-cell>
          <table:table-cell office:value-type="float" office:value="0.126204117570548" calcext:value-type="float">
            <text:p>0.12620411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514573135620964" calcext:value-type="float">
            <text:p>0.0514573136</text:p>
          </table:table-cell>
          <table:table-cell office:value-type="float" office:value="0.0356721315646298" calcext:value-type="float">
            <text:p>0.0356721316</text:p>
          </table:table-cell>
          <table:table-cell office:value-type="float" office:value="0.0359729175711014" calcext:value-type="float">
            <text:p>0.0359729176</text:p>
          </table:table-cell>
          <table:table-cell office:value-type="float" office:value="0.10634435877359" calcext:value-type="float">
            <text:p>0.10634435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415440835461036" calcext:value-type="float">
            <text:p>0.0415440835</text:p>
          </table:table-cell>
          <table:table-cell office:value-type="float" office:value="0.0280227204655072" calcext:value-type="float">
            <text:p>0.0280227205</text:p>
          </table:table-cell>
          <table:table-cell office:value-type="float" office:value="0.02823862088837" calcext:value-type="float">
            <text:p>0.0282386209</text:p>
          </table:table-cell>
          <table:table-cell office:value-type="float" office:value="0.0870676785186892" calcext:value-type="float">
            <text:p>0.08706767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20537782038408" calcext:value-type="float">
            <text:p>0.0320537782</text:p>
          </table:table-cell>
          <table:table-cell office:value-type="float" office:value="0.0211549520166012" calcext:value-type="float">
            <text:p>0.021154952</text:p>
          </table:table-cell>
          <table:table-cell office:value-type="float" office:value="0.0213199889386151" calcext:value-type="float">
            <text:p>0.0213199889</text:p>
          </table:table-cell>
          <table:table-cell office:value-type="float" office:value="0.0686060659225709" calcext:value-type="float">
            <text:p>0.06860606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33038620730306" calcext:value-type="float">
            <text:p>0.0233038621</text:p>
          </table:table-cell>
          <table:table-cell office:value-type="float" office:value="0.0151299893052954" calcext:value-type="float">
            <text:p>0.0151299893</text:p>
          </table:table-cell>
          <table:table-cell office:value-type="float" office:value="0.0152754444675889" calcext:value-type="float">
            <text:p>0.0152754445</text:p>
          </table:table-cell>
          <table:table-cell office:value-type="float" office:value="0.0512681714520185" calcext:value-type="float">
            <text:p>0.05126817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63547398413533" calcext:value-type="float">
            <text:p>0.0163547398</text:p>
          </table:table-cell>
          <table:table-cell office:value-type="float" office:value="0.0100087543865737" calcext:value-type="float">
            <text:p>0.0100087544</text:p>
          </table:table-cell>
          <table:table-cell office:value-type="float" office:value="0.0101582562935398" calcext:value-type="float">
            <text:p>0.0101582563</text:p>
          </table:table-cell>
          <table:table-cell office:value-type="float" office:value="0.0354423829832389" calcext:value-type="float">
            <text:p>0.0354423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996239393322029" calcext:value-type="float">
            <text:p>0.0099623939</text:p>
          </table:table-cell>
          <table:table-cell office:value-type="float" office:value="0.00584814881222329" calcext:value-type="float">
            <text:p>0.0058481488</text:p>
          </table:table-cell>
          <table:table-cell office:value-type="float" office:value="0.00600091056101992" calcext:value-type="float">
            <text:p>0.0060009106</text:p>
          </table:table-cell>
          <table:table-cell office:value-type="float" office:value="0.0216064321535296" calcext:value-type="float">
            <text:p>0.02160643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471077312146684" calcext:value-type="float">
            <text:p>0.0047107731</text:p>
          </table:table-cell>
          <table:table-cell office:value-type="float" office:value="0.00271002233948758" calcext:value-type="float">
            <text:p>0.0027100223</text:p>
          </table:table-cell>
          <table:table-cell office:value-type="float" office:value="0.0028283202701973" calcext:value-type="float">
            <text:p>0.0028283203</text:p>
          </table:table-cell>
          <table:table-cell office:value-type="float" office:value="0.0103944323063354" calcext:value-type="float">
            <text:p>0.0103944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22512914575168" calcext:value-type="float">
            <text:p>0.0012251291</text:p>
          </table:table-cell>
          <table:table-cell office:value-type="float" office:value="0.00070276125448876" calcext:value-type="float">
            <text:p>0.0007027613</text:p>
          </table:table-cell>
          <table:table-cell office:value-type="float" office:value="0.000746339534796636" calcext:value-type="float">
            <text:p>0.0007463395</text:p>
          </table:table-cell>
          <table:table-cell office:value-type="float" office:value="0.0027700565950306" calcext:value-type="float">
            <text:p>0.0027700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 style:data-style-name="N2" text:time-value="09:42:19.126445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5:25:46.969113987</meta:creation-date>
    <dc:date>2019-07-15T09:47:33.608713925</dc:date>
    <meta:editing-duration>PT9M27S</meta:editing-duration>
    <meta:editing-cycles>8</meta:editing-cycles>
    <meta:generator>LibreOffice/5.1.6.2$Linux_X86_64 LibreOffice_project/10m0$Build-2</meta:generator>
    <meta:document-statistic meta:table-count="1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9cm" svg:y="3.456cm" style:legend-expansion="high" chart:style-name="ch2"/>
        <chart:plot-area chart:style-name="ch3" table:cell-range-address="Sheet1.A1:Sheet1.E101" chart:data-source-has-labels="row" svg:x="1.328cm" svg:y="0.18cm" svg:width="11.001cm" svg:height="7.662cm">
          <chartooo:coordinate-region svg:x="1.777cm" svg:y="0.379cm" svg:width="10.255cm" svg:height="6.817cm"/>
          <chart:axis chart:dimension="x" chart:name="primary-x" chart:style-name="ch4">
            <chart:title svg:x="5.197cm" svg:y="8.023cm" chart:style-name="ch5">
              <text:p>Frequency Gridpoints</text:p>
            </chart:title>
          </chart:axis>
          <chart:axis chart:dimension="y" chart:name="primary-y" chart:style-name="ch4">
            <chart:title svg:x="0.451cm" svg:y="6.157cm" chart:style-name="ch6">
              <text:p>Max Eigenvalue of Q(ω) (au)</text:p>
            </chart:title>
            <chart:grid chart:style-name="ch7" chart:class="major"/>
          </chart:axis>
          <chart:series chart:style-name="ch8" chart:values-cell-range-address="Sheet1.B2:Sheet1.B101" chart:label-cell-address="Sheet1.B1:Sheet1.B1" chart:class="chart:scatter">
            <chart:domain table:cell-range-address="Sheet1.A2:Sheet1.A101"/>
            <chart:data-point chart:repeated="100"/>
          </chart:series>
          <chart:series chart:style-name="ch9" chart:values-cell-range-address="Sheet1.C2:Sheet1.C101" chart:label-cell-address="Sheet1.C1:Sheet1.C1" chart:class="chart:scatter">
            <chart:data-point chart:repeated="100"/>
          </chart:series>
          <chart:series chart:style-name="ch10" chart:values-cell-range-address="Sheet1.D2:Sheet1.D101" chart:label-cell-address="Sheet1.D1:Sheet1.D1" chart:class="chart:scatter">
            <chart:data-point chart:repeated="100"/>
          </chart:series>
          <chart:series chart:style-name="ch11" chart:values-cell-range-address="Sheet1.E2:Sheet1.E101" chart:label-cell-address="Sheet1.E1:Sheet1.E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lium_dimer</text:p>
                <draw:g>
                  <svg:desc>Sheet1.B1:Sheet1.B1</svg:desc>
                </draw:g>
              </table:table-cell>
              <table:table-cell office:value-type="string">
                <text:p>Benzene_dimer</text:p>
                <draw:g>
                  <svg:desc>Sheet1.C1:Sheet1.C1</svg:desc>
                </draw:g>
              </table:table-cell>
              <table:table-cell office:value-type="string">
                <text:p>Coronene Dimer</text:p>
                <draw:g>
                  <svg:desc>Sheet1.D1:Sheet1.D1</svg:desc>
                </draw:g>
              </table:table-cell>
              <table:table-cell office:value-type="string">
                <text:p>Tweeze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0.627829072741626">
                <text:p>0.627829072741626</text:p>
                <draw:g>
                  <svg:desc>Sheet1.B2:Sheet1.B101</svg:desc>
                </draw:g>
              </table:table-cell>
              <table:table-cell office:value-type="float" office:value="3.16887474859029">
                <text:p>3.16887474859029</text:p>
                <draw:g>
                  <svg:desc>Sheet1.C2:Sheet1.C101</svg:desc>
                </draw:g>
              </table:table-cell>
              <table:table-cell office:value-type="float" office:value="4.16078274893932">
                <text:p>4.16078274893932</text:p>
                <draw:g>
                  <svg:desc>Sheet1.D2:Sheet1.D101</svg:desc>
                </draw:g>
              </table:table-cell>
              <table:table-cell office:value-type="float" office:value="5.35809883688527">
                <text:p>5.35809883688527</text:p>
                <draw:g>
                  <svg:desc>Sheet1.E2:Sheet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27711796106431">
                <text:p>0.627711796106431</text:p>
              </table:table-cell>
              <table:table-cell office:value-type="float" office:value="3.15497131624091">
                <text:p>3.15497131624091</text:p>
              </table:table-cell>
              <table:table-cell office:value-type="float" office:value="4.11204359305965">
                <text:p>4.11204359305965</text:p>
              </table:table-cell>
              <table:table-cell office:value-type="float" office:value="5.3310517105072">
                <text:p>5.3310517105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27360066731044">
                <text:p>0.627360066731044</text:p>
              </table:table-cell>
              <table:table-cell office:value-type="float" office:value="3.11434924016728">
                <text:p>3.11434924016728</text:p>
              </table:table-cell>
              <table:table-cell office:value-type="float" office:value="3.97723617105064">
                <text:p>3.97723617105064</text:p>
              </table:table-cell>
              <table:table-cell office:value-type="float" office:value="5.25454904307838">
                <text:p>5.25454904307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26774186172101">
                <text:p>0.626774186172101</text:p>
              </table:table-cell>
              <table:table-cell office:value-type="float" office:value="3.05006402765112">
                <text:p>3.05006402765112</text:p>
              </table:table-cell>
              <table:table-cell office:value-type="float" office:value="3.78445619626743">
                <text:p>3.78445619626743</text:p>
              </table:table-cell>
              <table:table-cell office:value-type="float" office:value="5.13943125282322">
                <text:p>5.13943125282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25954656910599">
                <text:p>0.625954656910599</text:p>
              </table:table-cell>
              <table:table-cell office:value-type="float" office:value="2.96658238419541">
                <text:p>2.96658238419541</text:p>
              </table:table-cell>
              <table:table-cell office:value-type="float" office:value="3.56552576568026">
                <text:p>3.56552576568026</text:p>
              </table:table-cell>
              <table:table-cell office:value-type="float" office:value="4.99524466502904">
                <text:p>4.99524466502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24902182180963">
                <text:p>0.624902182180963</text:p>
              </table:table-cell>
              <table:table-cell office:value-type="float" office:value="2.86905627532978">
                <text:p>2.86905627532978</text:p>
              </table:table-cell>
              <table:table-cell office:value-type="float" office:value="3.34572230625449">
                <text:p>3.34572230625449</text:p>
              </table:table-cell>
              <table:table-cell office:value-type="float" office:value="4.8291124564336">
                <text:p>4.8291124564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3617665730054">
                <text:p>0.623617665730054</text:p>
              </table:table-cell>
              <table:table-cell office:value-type="float" office:value="2.76262530625252">
                <text:p>2.76262530625252</text:p>
              </table:table-cell>
              <table:table-cell office:value-type="float" office:value="3.1402268854125">
                <text:p>3.1402268854125</text:p>
              </table:table-cell>
              <table:table-cell office:value-type="float" office:value="4.64847613947211">
                <text:p>4.64847613947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2102211504449">
                <text:p>0.622102211504449</text:p>
              </table:table-cell>
              <table:table-cell office:value-type="float" office:value="2.6518896120594">
                <text:p>2.6518896120594</text:p>
              </table:table-cell>
              <table:table-cell office:value-type="float" office:value="2.99999265182164">
                <text:p>2.99999265182164</text:p>
              </table:table-cell>
              <table:table-cell office:value-type="float" office:value="4.46041091585441">
                <text:p>4.46041091585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0357123263804">
                <text:p>0.620357123263804</text:p>
              </table:table-cell>
              <table:table-cell office:value-type="float" office:value="2.54060789394474">
                <text:p>2.54060789394474</text:p>
              </table:table-cell>
              <table:table-cell office:value-type="float" office:value="2.87256408284073">
                <text:p>2.87256408284073</text:p>
              </table:table-cell>
              <table:table-cell office:value-type="float" office:value="4.27084988801699">
                <text:p>4.27084988801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18383904117637">
                <text:p>0.618383904117637</text:p>
              </table:table-cell>
              <table:table-cell office:value-type="float" office:value="2.43160141054198">
                <text:p>2.43160141054198</text:p>
              </table:table-cell>
              <table:table-cell office:value-type="float" office:value="2.75023543891139">
                <text:p>2.75023543891139</text:p>
              </table:table-cell>
              <table:table-cell office:value-type="float" office:value="4.08435020412696">
                <text:p>4.08435020412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16184255982339">
                <text:p>0.616184255982339</text:p>
              </table:table-cell>
              <table:table-cell office:value-type="float" office:value="2.32680581528443">
                <text:p>2.32680581528443</text:p>
              </table:table-cell>
              <table:table-cell office:value-type="float" office:value="2.63413231682089">
                <text:p>2.63413231682089</text:p>
              </table:table-cell>
              <table:table-cell office:value-type="float" office:value="3.90414436162286">
                <text:p>3.90414436162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13760078954707">
                <text:p>0.613760078954707</text:p>
              </table:table-cell>
              <table:table-cell office:value-type="float" office:value="2.22740620488548">
                <text:p>2.22740620488548</text:p>
              </table:table-cell>
              <table:table-cell office:value-type="float" office:value="2.5246785867082">
                <text:p>2.5246785867082</text:p>
              </table:table-cell>
              <table:table-cell office:value-type="float" office:value="3.73232430320705">
                <text:p>3.732324303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11113470597792">
                <text:p>0.611113470597792</text:p>
              </table:table-cell>
              <table:table-cell office:value-type="float" office:value="2.13400327915182">
                <text:p>2.13400327915182</text:p>
              </table:table-cell>
              <table:table-cell office:value-type="float" office:value="2.42186241725066">
                <text:p>2.42186241725066</text:p>
              </table:table-cell>
              <table:table-cell office:value-type="float" office:value="3.57007170485099">
                <text:p>3.57007170485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08246725134221">
                <text:p>0.608246725134221</text:p>
              </table:table-cell>
              <table:table-cell office:value-type="float" office:value="2.04677736583775">
                <text:p>2.04677736583775</text:p>
              </table:table-cell>
              <table:table-cell office:value-type="float" office:value="2.32542223799824">
                <text:p>2.32542223799824</text:p>
              </table:table-cell>
              <table:table-cell office:value-type="float" office:value="3.41788470455812">
                <text:p>3.41788470455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05162332541679">
                <text:p>0.605162332541679</text:p>
              </table:table-cell>
              <table:table-cell office:value-type="float" office:value="1.96563506649261">
                <text:p>1.96563506649261</text:p>
              </table:table-cell>
              <table:table-cell office:value-type="float" office:value="2.23496754321625">
                <text:p>2.23496754321625</text:p>
              </table:table-cell>
              <table:table-cell office:value-type="float" office:value="3.27577595980411">
                <text:p>3.27577595980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0186297754455">
                <text:p>0.60186297754455</text:p>
              </table:table-cell>
              <table:table-cell office:value-type="float" office:value="1.89033965245096">
                <text:p>1.89033965245096</text:p>
              </table:table-cell>
              <table:table-cell office:value-type="float" office:value="2.15005361900331">
                <text:p>2.15005361900331</text:p>
              </table:table-cell>
              <table:table-cell office:value-type="float" office:value="3.14343293597308">
                <text:p>3.14343293597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8351538495132">
                <text:p>0.598351538495132</text:p>
              </table:table-cell>
              <table:table-cell office:value-type="float" office:value="1.82064871644686">
                <text:p>1.82064871644686</text:p>
              </table:table-cell>
              <table:table-cell office:value-type="float" office:value="2.07022606613838">
                <text:p>2.07022606613838</text:p>
              </table:table-cell>
              <table:table-cell office:value-type="float" office:value="3.02034060402035">
                <text:p>3.02034060402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631086137168">
                <text:p>0.594631086137168</text:p>
              </table:table-cell>
              <table:table-cell office:value-type="float" office:value="1.75653770389661">
                <text:p>1.75653770389661</text:p>
              </table:table-cell>
              <table:table-cell office:value-type="float" office:value="1.99504636867523">
                <text:p>1.99504636867523</text:p>
              </table:table-cell>
              <table:table-cell office:value-type="float" office:value="2.90587123641821">
                <text:p>2.90587123641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0704882243714">
                <text:p>0.590704882243714</text:p>
              </table:table-cell>
              <table:table-cell office:value-type="float" office:value="1.69867151511608">
                <text:p>1.69867151511608</text:p>
              </table:table-cell>
              <table:table-cell office:value-type="float" office:value="1.92410591005302">
                <text:p>1.92410591005302</text:p>
              </table:table-cell>
              <table:table-cell office:value-type="float" office:value="2.7993475324139">
                <text:p>2.799347532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86576378120606">
                <text:p>0.586576378120606</text:p>
              </table:table-cell>
              <table:table-cell office:value-type="float" office:value="1.64830759778359">
                <text:p>1.64830759778359</text:p>
              </table:table-cell>
              <table:table-cell office:value-type="float" office:value="1.85703314708459">
                <text:p>1.85703314708459</text:p>
              </table:table-cell>
              <table:table-cell office:value-type="float" office:value="2.70008523201834">
                <text:p>2.70008523201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82249212965978">
                <text:p>0.582249212965978</text:p>
              </table:table-cell>
              <table:table-cell office:value-type="float" office:value="1.6041609618093">
                <text:p>1.6041609618093</text:p>
              </table:table-cell>
              <table:table-cell office:value-type="float" office:value="1.79349691878309">
                <text:p>1.79349691878309</text:p>
              </table:table-cell>
              <table:table-cell office:value-type="float" office:value="2.60742057951358">
                <text:p>2.60742057951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77727212075401">
                <text:p>0.577727212075401</text:p>
              </table:table-cell>
              <table:table-cell office:value-type="float" office:value="1.56461398368988">
                <text:p>1.56461398368988</text:p>
              </table:table-cell>
              <table:table-cell office:value-type="float" office:value="1.73320780138229">
                <text:p>1.73320780138229</text:p>
              </table:table-cell>
              <table:table-cell office:value-type="float" office:value="2.52072698999319">
                <text:p>2.52072698999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73014384881197">
                <text:p>0.573014384881197</text:p>
              </table:table-cell>
              <table:table-cell office:value-type="float" office:value="1.52605336525286">
                <text:p>1.52605336525286</text:p>
              </table:table-cell>
              <table:table-cell office:value-type="float" office:value="1.67591877547399">
                <text:p>1.67591877547399</text:p>
              </table:table-cell>
              <table:table-cell office:value-type="float" office:value="2.43942433979086">
                <text:p>2.43942433979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68114922813503">
                <text:p>0.568114922813503</text:p>
              </table:table-cell>
              <table:table-cell office:value-type="float" office:value="1.48831803380097">
                <text:p>1.48831803380097</text:p>
              </table:table-cell>
              <table:table-cell office:value-type="float" office:value="1.62142603251386">
                <text:p>1.62142603251386</text:p>
              </table:table-cell>
              <table:table-cell office:value-type="float" office:value="2.36298363289181">
                <text:p>2.36298363289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630331969694">
                <text:p>0.5630331969694</text:p>
              </table:table-cell>
              <table:table-cell office:value-type="float" office:value="1.45139624336591">
                <text:p>1.45139624336591</text:p>
              </table:table-cell>
              <table:table-cell office:value-type="float" office:value="1.56957025323598">
                <text:p>1.56957025323598</text:p>
              </table:table-cell>
              <table:table-cell office:value-type="float" office:value="2.29092973071655">
                <text:p>2.290929730716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57773755575174">
                <text:p>0.557773755575174</text:p>
              </table:table-cell>
              <table:table-cell office:value-type="float" office:value="1.41527212627641">
                <text:p>1.41527212627641</text:p>
              </table:table-cell>
              <table:table-cell office:value-type="float" office:value="1.52023766805442">
                <text:p>1.52023766805442</text:p>
              </table:table-cell>
              <table:table-cell office:value-type="float" office:value="2.2228468751097">
                <text:p>2.2228468751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52341321225324">
                <text:p>0.552341321225324</text:p>
              </table:table-cell>
              <table:table-cell office:value-type="float" office:value="1.37992614190176">
                <text:p>1.37992614190176</text:p>
              </table:table-cell>
              <table:table-cell office:value-type="float" office:value="1.47335783087249">
                <text:p>1.47335783087249</text:p>
              </table:table-cell>
              <table:table-cell office:value-type="float" office:value="2.15840615866791">
                <text:p>2.15840615866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46740787880282">
                <text:p>0.546740787880282</text:p>
              </table:table-cell>
              <table:table-cell office:value-type="float" office:value="1.34533598157292">
                <text:p>1.34533598157292</text:p>
              </table:table-cell>
              <table:table-cell office:value-type="float" office:value="1.4288907091308">
                <text:p>1.4288907091308</text:p>
              </table:table-cell>
              <table:table-cell office:value-type="float" office:value="2.09758700280868">
                <text:p>2.09758700280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40977217603028">
                <text:p>0.540977217603028</text:p>
              </table:table-cell>
              <table:table-cell office:value-type="float" office:value="1.3114774997535">
                <text:p>1.3114774997535</text:p>
              </table:table-cell>
              <table:table-cell office:value-type="float" office:value="1.38679255514954">
                <text:p>1.38679255514954</text:p>
              </table:table-cell>
              <table:table-cell office:value-type="float" office:value="2.04386169761633">
                <text:p>2.04386169761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35055837012718">
                <text:p>0.535055837012718</text:p>
              </table:table-cell>
              <table:table-cell office:value-type="float" office:value="1.27832552887473">
                <text:p>1.27832552887473</text:p>
              </table:table-cell>
              <table:table-cell office:value-type="float" office:value="1.346960554437">
                <text:p>1.346960554437</text:p>
              </table:table-cell>
              <table:table-cell office:value-type="float" office:value="1.99970989993462">
                <text:p>1.99970989993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28982033431134">
                <text:p>0.528982033431134</text:p>
              </table:table-cell>
              <table:table-cell office:value-type="float" office:value="1.24585454121328">
                <text:p>1.24585454121328</text:p>
              </table:table-cell>
              <table:table-cell office:value-type="float" office:value="1.30918883022788">
                <text:p>1.30918883022788</text:p>
              </table:table-cell>
              <table:table-cell office:value-type="float" office:value="1.95751393924408">
                <text:p>1.95751393924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22761350695169">
                <text:p>0.522761350695169</text:p>
              </table:table-cell>
              <table:table-cell office:value-type="float" office:value="1.21403916145811">
                <text:p>1.21403916145811</text:p>
              </table:table-cell>
              <table:table-cell office:value-type="float" office:value="1.27318305304758">
                <text:p>1.27318305304758</text:p>
              </table:table-cell>
              <table:table-cell office:value-type="float" office:value="1.91613776913187">
                <text:p>1.91613776913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16399484605575">
                <text:p>0.516399484605575</text:p>
              </table:table-cell>
              <table:table-cell office:value-type="float" office:value="1.18285454805552">
                <text:p>1.18285454805552</text:p>
              </table:table-cell>
              <table:table-cell office:value-type="float" office:value="1.2386282930074">
                <text:p>1.2386282930074</text:p>
              </table:table-cell>
              <table:table-cell office:value-type="float" office:value="1.87544190062388">
                <text:p>1.87544190062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09902277978892">
                <text:p>0.509902277978892</text:p>
              </table:table-cell>
              <table:table-cell office:value-type="float" office:value="1.15227666522435">
                <text:p>1.15227666522435</text:p>
              </table:table-cell>
              <table:table-cell office:value-type="float" office:value="1.20525184929401">
                <text:p>1.20525184929401</text:p>
              </table:table-cell>
              <table:table-cell office:value-type="float" office:value="1.83545530674626">
                <text:p>1.83545530674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03275715265612">
                <text:p>0.503275715265612</text:p>
              </table:table-cell>
              <table:table-cell office:value-type="float" office:value="1.12228246692883">
                <text:p>1.12228246692883</text:p>
              </table:table-cell>
              <table:table-cell office:value-type="float" office:value="1.17284666241882">
                <text:p>1.17284666241882</text:p>
              </table:table-cell>
              <table:table-cell office:value-type="float" office:value="1.79599572738159">
                <text:p>1.79599572738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6525916693386">
                <text:p>0.496525916693386</text:p>
              </table:table-cell>
              <table:table-cell office:value-type="float" office:value="1.09285001178208">
                <text:p>1.09285001178208</text:p>
              </table:table-cell>
              <table:table-cell office:value-type="float" office:value="1.1412653488113">
                <text:p>1.1412653488113</text:p>
              </table:table-cell>
              <table:table-cell office:value-type="float" office:value="1.75704520255602">
                <text:p>1.75704520255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89659131889101">
                <text:p>0.489659131889101</text:p>
              </table:table-cell>
              <table:table-cell office:value-type="float" office:value="1.06395852503283">
                <text:p>1.06395852503283</text:p>
              </table:table-cell>
              <table:table-cell office:value-type="float" office:value="1.11040484943335">
                <text:p>1.11040484943335</text:p>
              </table:table-cell>
              <table:table-cell office:value-type="float" office:value="1.71858944836971">
                <text:p>1.71858944836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82681732928173">
                <text:p>0.482681732928173</text:p>
              </table:table-cell>
              <table:table-cell office:value-type="float" office:value="1.03558842100959">
                <text:p>1.03558842100959</text:p>
              </table:table-cell>
              <table:table-cell office:value-type="float" office:value="1.08019231110831">
                <text:p>1.08019231110831</text:p>
              </table:table-cell>
              <table:table-cell office:value-type="float" office:value="1.68061396356142">
                <text:p>1.68061396356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75600206753022">
                <text:p>0.475600206753022</text:p>
              </table:table-cell>
              <table:table-cell office:value-type="float" office:value="1.00772129690987">
                <text:p>1.00772129690987</text:p>
              </table:table-cell>
              <table:table-cell office:value-type="float" office:value="1.05057486116194">
                <text:p>1.05057486116194</text:p>
              </table:table-cell>
              <table:table-cell office:value-type="float" office:value="1.643104062711">
                <text:p>1.643104062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68421146895641">
                <text:p>0.468421146895641</text:p>
              </table:table-cell>
              <table:table-cell office:value-type="float" office:value="0.980339906750414">
                <text:p>0.980339906750414</text:p>
              </table:table-cell>
              <table:table-cell office:value-type="float" office:value="1.02151283884341">
                <text:p>1.02151283884341</text:p>
              </table:table-cell>
              <table:table-cell office:value-type="float" office:value="1.60604501488251">
                <text:p>1.60604501488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61151244431024">
                <text:p>0.461151244431024</text:p>
              </table:table-cell>
              <table:table-cell office:value-type="float" office:value="0.953428122735288">
                <text:p>0.953428122735288</text:p>
              </table:table-cell>
              <table:table-cell office:value-type="float" office:value="0.992975454227571">
                <text:p>0.992975454227571</text:p>
              </table:table-cell>
              <table:table-cell office:value-type="float" office:value="1.56942218781872">
                <text:p>1.56942218781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53797278079211">
                <text:p>0.453797278079211</text:p>
              </table:table-cell>
              <table:table-cell office:value-type="float" office:value="0.926970890431769">
                <text:p>0.926970890431769</text:p>
              </table:table-cell>
              <table:table-cell office:value-type="float" office:value="0.964938016238962">
                <text:p>0.964938016238962</text:p>
              </table:table-cell>
              <table:table-cell office:value-type="float" office:value="1.53322118464408">
                <text:p>1.53322118464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46366103363407">
                <text:p>0.446366103363407</text:p>
              </table:table-cell>
              <table:table-cell office:value-type="float" office:value="0.900954184467656">
                <text:p>0.900954184467656</text:p>
              </table:table-cell>
              <table:table-cell office:value-type="float" office:value="0.93738014696859">
                <text:p>0.93738014696859</text:p>
              </table:table-cell>
              <table:table-cell office:value-type="float" office:value="1.4974279771113">
                <text:p>1.4974279771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3886464072019">
                <text:p>0.43886464072019</text:p>
              </table:table-cell>
              <table:table-cell office:value-type="float" office:value="0.875364974525558">
                <text:p>0.875364974525558</text:p>
              </table:table-cell>
              <table:table-cell office:value-type="float" office:value="0.910284614056848">
                <text:p>0.910284614056848</text:p>
              </table:table-cell>
              <table:table-cell office:value-type="float" office:value="1.46202905202531">
                <text:p>1.46202905202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31299862445009">
                <text:p>0.431299862445009</text:p>
              </table:table-cell>
              <table:table-cell office:value-type="float" office:value="0.850191222567798">
                <text:p>0.850191222567798</text:p>
              </table:table-cell>
              <table:table-cell office:value-type="float" office:value="0.883636554238951">
                <text:p>0.883636554238951</text:p>
              </table:table-cell>
              <table:table-cell office:value-type="float" office:value="1.42701160863301">
                <text:p>1.42701160863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23678778341837">
                <text:p>0.423678778341837</text:p>
              </table:table-cell>
              <table:table-cell office:value-type="float" office:value="0.825421973305195">
                <text:p>0.825421973305195</text:p>
              </table:table-cell>
              <table:table-cell office:value-type="float" office:value="0.857422949085843">
                <text:p>0.857422949085843</text:p>
              </table:table-cell>
              <table:table-cell office:value-type="float" office:value="1.39236387351137">
                <text:p>1.39236387351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1600841993009">
                <text:p>0.41600841993009</text:p>
              </table:table-cell>
              <table:table-cell office:value-type="float" office:value="0.801047784360803">
                <text:p>0.801047784360803</text:p>
              </table:table-cell>
              <table:table-cell office:value-type="float" office:value="0.831632268152558">
                <text:p>0.831632268152558</text:p>
              </table:table-cell>
              <table:table-cell office:value-type="float" office:value="1.35807549947619">
                <text:p>1.358075499476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08295823044374">
                <text:p>0.408295823044374</text:p>
              </table:table-cell>
              <table:table-cell office:value-type="float" office:value="0.777062940524876">
                <text:p>0.777062940524876</text:p>
              </table:table-cell>
              <table:table-cell office:value-type="float" office:value="0.806254229159373">
                <text:p>0.806254229159373</text:p>
              </table:table-cell>
              <table:table-cell office:value-type="float" office:value="1.32413710658414">
                <text:p>1.32413710658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00548008643612">
                <text:p>0.400548008643612</text:p>
              </table:table-cell>
              <table:table-cell office:value-type="float" office:value="0.753487400519944">
                <text:p>0.753487400519944</text:p>
              </table:table-cell>
              <table:table-cell office:value-type="float" office:value="0.781279649269611">
                <text:p>0.781279649269611</text:p>
              </table:table-cell>
              <table:table-cell office:value-type="float" office:value="1.29053735235077">
                <text:p>1.29053735235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92771961625174">
                <text:p>0.392771961625174</text:p>
              </table:table-cell>
              <table:table-cell office:value-type="float" office:value="0.730862099741345">
                <text:p>0.730862099741345</text:p>
              </table:table-cell>
              <table:table-cell office:value-type="float" office:value="0.756700384853127">
                <text:p>0.756700384853127</text:p>
              </table:table-cell>
              <table:table-cell office:value-type="float" office:value="1.25726190360693">
                <text:p>1.25726190360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8497460741732">
                <text:p>0.38497460741732</text:p>
              </table:table-cell>
              <table:table-cell office:value-type="float" office:value="0.709294403787908">
                <text:p>0.709294403787908</text:p>
              </table:table-cell>
              <table:table-cell office:value-type="float" office:value="0.732509393692612">
                <text:p>0.732509393692612</text:p>
              </table:table-cell>
              <table:table-cell office:value-type="float" office:value="1.22429722771213">
                <text:p>1.22429722771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77162786099189">
                <text:p>0.377162786099189</text:p>
              </table:table-cell>
              <table:table-cell office:value-type="float" office:value="0.68802780201863">
                <text:p>0.68802780201863</text:p>
              </table:table-cell>
              <table:table-cell office:value-type="float" office:value="0.708701043191642">
                <text:p>0.708701043191642</text:p>
              </table:table-cell>
              <table:table-cell office:value-type="float" office:value="1.1916323439345">
                <text:p>1.19163234393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69343223772312">
                <text:p>0.369343223772312</text:p>
              </table:table-cell>
              <table:table-cell office:value-type="float" office:value="0.6670063489878">
                <text:p>0.6670063489878</text:p>
              </table:table-cell>
              <table:table-cell office:value-type="float" office:value="0.685272079886373">
                <text:p>0.685272079886373</text:p>
              </table:table-cell>
              <table:table-cell office:value-type="float" office:value="1.15925826775594">
                <text:p>1.15925826775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61522500881285">
                <text:p>0.361522500881285</text:p>
              </table:table-cell>
              <table:table-cell office:value-type="float" office:value="0.646219618839597">
                <text:p>0.646219618839597</text:p>
              </table:table-cell>
              <table:table-cell office:value-type="float" office:value="0.662224867156003">
                <text:p>0.662224867156003</text:p>
              </table:table-cell>
              <table:table-cell office:value-type="float" office:value="1.12716741725216">
                <text:p>1.12716741725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5370701715424">
                <text:p>0.35370701715424</text:p>
              </table:table-cell>
              <table:table-cell office:value-type="float" office:value="0.62566235853568">
                <text:p>0.62566235853568</text:p>
              </table:table-cell>
              <table:table-cell office:value-type="float" office:value="0.639580580293905">
                <text:p>0.639580580293905</text:p>
              </table:table-cell>
              <table:table-cell office:value-type="float" office:value="1.09535332092359">
                <text:p>1.0953533209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45902952806883">
                <text:p>0.345902952806883</text:p>
              </table:table-cell>
              <table:table-cell office:value-type="float" office:value="0.605330946122721">
                <text:p>0.605330946122721</text:p>
              </table:table-cell>
              <table:table-cell office:value-type="float" office:value="0.617798332818232">
                <text:p>0.617798332818232</text:p>
              </table:table-cell>
              <table:table-cell office:value-type="float" office:value="1.063810490309">
                <text:p>1.063810490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38116225627603">
                <text:p>0.338116225627603</text:p>
              </table:table-cell>
              <table:table-cell office:value-type="float" office:value="0.585222660230253">
                <text:p>0.585222660230253</text:p>
              </table:table-cell>
              <table:table-cell office:value-type="float" office:value="0.597514231810164">
                <text:p>0.597514231810164</text:p>
              </table:table-cell>
              <table:table-cell office:value-type="float" office:value="1.03253436748954">
                <text:p>1.03253436748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30352443536863">
                <text:p>0.330352443536863</text:p>
              </table:table-cell>
              <table:table-cell office:value-type="float" office:value="0.565335450617863">
                <text:p>0.565335450617863</text:p>
              </table:table-cell>
              <table:table-cell office:value-type="float" office:value="0.577441884849461">
                <text:p>0.577441884849461</text:p>
              </table:table-cell>
              <table:table-cell office:value-type="float" office:value="1.00152130877799">
                <text:p>1.00152130877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22616852192724">
                <text:p>0.322616852192724</text:p>
              </table:table-cell>
              <table:table-cell office:value-type="float" office:value="0.545667843090227">
                <text:p>0.545667843090227</text:p>
              </table:table-cell>
              <table:table-cell office:value-type="float" office:value="0.557574868805786">
                <text:p>0.557574868805786</text:p>
              </table:table-cell>
              <table:table-cell office:value-type="float" office:value="0.97076858865602">
                <text:p>0.97076858865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14914277197759">
                <text:p>0.314914277197759</text:p>
              </table:table-cell>
              <table:table-cell office:value-type="float" office:value="0.526218891669327">
                <text:p>0.526218891669327</text:p>
              </table:table-cell>
              <table:table-cell office:value-type="float" office:value="0.537909425072407">
                <text:p>0.537909425072407</text:p>
              </table:table-cell>
              <table:table-cell office:value-type="float" office:value="0.94027441726548">
                <text:p>0.94027441726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07249060452613">
                <text:p>0.307249060452613</text:p>
              </table:table-cell>
              <table:table-cell office:value-type="float" office:value="0.506988151530186">
                <text:p>0.506988151530186</text:p>
              </table:table-cell>
              <table:table-cell office:value-type="float" office:value="0.518443333971441">
                <text:p>0.518443333971441</text:p>
              </table:table-cell>
              <table:table-cell office:value-type="float" office:value="0.91003796806214">
                <text:p>0.91003796806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99624990200597">
                <text:p>0.299624990200597</text:p>
              </table:table-cell>
              <table:table-cell office:value-type="float" office:value="0.487975663143171">
                <text:p>0.487975663143171</text:p>
              </table:table-cell>
              <table:table-cell office:value-type="float" office:value="0.499175611513498">
                <text:p>0.499175611513498</text:p>
              </table:table-cell>
              <table:table-cell office:value-type="float" office:value="0.880059411082972">
                <text:p>0.880059411082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92045224318935">
                <text:p>0.292045224318935</text:p>
              </table:table-cell>
              <table:table-cell office:value-type="float" office:value="0.469181943726026">
                <text:p>0.469181943726026</text:p>
              </table:table-cell>
              <table:table-cell office:value-type="float" office:value="0.480106330096701">
                <text:p>0.480106330096701</text:p>
              </table:table-cell>
              <table:table-cell office:value-type="float" office:value="0.8503399385734">
                <text:p>0.85033993857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84512206439477">
                <text:p>0.284512206439477</text:p>
              </table:table-cell>
              <table:table-cell office:value-type="float" office:value="0.450607984284124">
                <text:p>0.450607984284124</text:p>
              </table:table-cell>
              <table:table-cell office:value-type="float" office:value="0.461236495872925">
                <text:p>0.461236495872925</text:p>
              </table:table-cell>
              <table:table-cell office:value-type="float" office:value="0.820881748395733">
                <text:p>0.820881748395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77027574529708">
                <text:p>0.277027574529708</text:p>
              </table:table-cell>
              <table:table-cell office:value-type="float" office:value="0.432255251460952">
                <text:p>0.432255251460952</text:p>
              </table:table-cell>
              <table:table-cell office:value-type="float" office:value="0.442567963128076">
                <text:p>0.442567963128076</text:p>
              </table:table-cell>
              <table:table-cell office:value-type="float" office:value="0.791687930033633">
                <text:p>0.791687930033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6959206164026">
                <text:p>0.26959206164026</text:p>
              </table:table-cell>
              <table:table-cell office:value-type="float" office:value="0.414125693881574">
                <text:p>0.414125693881574</text:p>
              </table:table-cell>
              <table:table-cell office:value-type="float" office:value="0.424103375814722">
                <text:p>0.424103375814722</text:p>
              </table:table-cell>
              <table:table-cell office:value-type="float" office:value="0.762762251100639">
                <text:p>0.762762251100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62205388636383">
                <text:p>0.262205388636383</text:p>
              </table:table-cell>
              <table:table-cell office:value-type="float" office:value="0.39622175292688">
                <text:p>0.39622175292688</text:p>
              </table:table-cell>
              <table:table-cell office:value-type="float" office:value="0.405846129926183">
                <text:p>0.405846129926183</text:p>
              </table:table-cell>
              <table:table-cell office:value-type="float" office:value="0.734109010302506">
                <text:p>0.734109010302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4866148890111">
                <text:p>0.254866148890111</text:p>
              </table:table-cell>
              <table:table-cell office:value-type="float" office:value="0.378546378038151">
                <text:p>0.378546378038151</text:p>
              </table:table-cell>
              <table:table-cell office:value-type="float" office:value="0.387800352326852">
                <text:p>0.387800352326852</text:p>
              </table:table-cell>
              <table:table-cell office:value-type="float" office:value="0.70573314678943">
                <text:p>0.70573314678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47571685133842">
                <text:p>0.247571685133842</text:p>
              </table:table-cell>
              <table:table-cell office:value-type="float" office:value="0.361103046768588">
                <text:p>0.361103046768588</text:p>
              </table:table-cell>
              <table:table-cell office:value-type="float" office:value="0.369970892928927">
                <text:p>0.369970892928927</text:p>
              </table:table-cell>
              <table:table-cell office:value-type="float" office:value="0.677640505131662">
                <text:p>0.6776405051316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40317958988747">
                <text:p>0.240317958988747</text:p>
              </table:table-cell>
              <table:table-cell office:value-type="float" office:value="0.343895789893137">
                <text:p>0.343895789893137</text:p>
              </table:table-cell>
              <table:table-cell office:value-type="float" office:value="0.352363328019037">
                <text:p>0.352363328019037</text:p>
              </table:table-cell>
              <table:table-cell office:value-type="float" office:value="0.649838013528709">
                <text:p>0.6498380135287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33099414116717">
                <text:p>0.233099414116717</text:p>
              </table:table-cell>
              <table:table-cell office:value-type="float" office:value="0.326929221970465">
                <text:p>0.326929221970465</text:p>
              </table:table-cell>
              <table:table-cell office:value-type="float" office:value="0.334983973213201">
                <text:p>0.334983973213201</text:p>
              </table:table-cell>
              <table:table-cell office:value-type="float" office:value="0.622333703176931">
                <text:p>0.622333703176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25908834551326">
                <text:p>0.225908834551326</text:p>
              </table:table-cell>
              <table:table-cell office:value-type="float" office:value="0.310208577825947">
                <text:p>0.310208577825947</text:p>
              </table:table-cell>
              <table:table-cell office:value-type="float" office:value="0.317839905026796">
                <text:p>0.317839905026796</text:p>
              </table:table-cell>
              <table:table-cell office:value-type="float" office:value="0.595136621988886">
                <text:p>0.5951366219888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18737200610086">
                <text:p>0.218737200610086</text:p>
              </table:table-cell>
              <table:table-cell office:value-type="float" office:value="0.29373975549311">
                <text:p>0.29373975549311</text:p>
              </table:table-cell>
              <table:table-cell office:value-type="float" office:value="0.30093899043664">
                <text:p>0.30093899043664</text:p>
              </table:table-cell>
              <table:table-cell office:value-type="float" office:value="0.5682566895907">
                <text:p>0.56825668959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11573545973868">
                <text:p>0.211573545973868</text:p>
              </table:table-cell>
              <table:table-cell office:value-type="float" office:value="0.277529366213229">
                <text:p>0.277529366213229</text:p>
              </table:table-cell>
              <table:table-cell office:value-type="float" office:value="0.28428992412097">
                <text:p>0.28428992412097</text:p>
              </table:table-cell>
              <table:table-cell office:value-type="float" office:value="0.541704509040236">
                <text:p>0.54170450904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04404821173352">
                <text:p>0.204404821173352</text:p>
              </table:table-cell>
              <table:table-cell office:value-type="float" office:value="0.261584792147184">
                <text:p>0.261584792147184</text:p>
              </table:table-cell>
              <table:table-cell office:value-type="float" office:value="0.267902273317668">
                <text:p>0.267902273317668</text:p>
              </table:table-cell>
              <table:table-cell office:value-type="float" office:value="0.515491132778924">
                <text:p>0.5154911327789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97215771028578">
                <text:p>0.197215771028578</text:p>
              </table:table-cell>
              <table:table-cell office:value-type="float" office:value="0.245914252499363">
                <text:p>0.245914252499363</text:p>
              </table:table-cell>
              <table:table-cell office:value-type="float" office:value="0.251786530464302">
                <text:p>0.251786530464302</text:p>
              </table:table-cell>
              <table:table-cell office:value-type="float" office:value="0.489627769093021">
                <text:p>0.489627769093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89988836788529">
                <text:p>0.189988836788529</text:p>
              </table:table-cell>
              <table:table-cell office:value-type="float" office:value="0.230526878790017">
                <text:p>0.230526878790017</text:p>
              </table:table-cell>
              <table:table-cell office:value-type="float" office:value="0.235954173995739">
                <text:p>0.235954173995739</text:p>
              </table:table-cell>
              <table:table-cell office:value-type="float" office:value="0.464125407602169">
                <text:p>0.464125407602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8270409812819">
                <text:p>0.18270409812819</text:p>
              </table:table-cell>
              <table:table-cell office:value-type="float" office:value="0.215432800042541">
                <text:p>0.215432800042541</text:p>
              </table:table-cell>
              <table:table-cell office:value-type="float" office:value="0.220417737896268">
                <text:p>0.220417737896268</text:p>
              </table:table-cell>
              <table:table-cell office:value-type="float" office:value="0.438994341400125">
                <text:p>0.438994341400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75339276175957">
                <text:p>0.175339276175957</text:p>
              </table:table-cell>
              <table:table-cell office:value-type="float" office:value="0.200643238683138">
                <text:p>0.200643238683138</text:p>
              </table:table-cell>
              <table:table-cell office:value-type="float" office:value="0.205190890855538">
                <text:p>0.205190890855538</text:p>
              </table:table-cell>
              <table:table-cell office:value-type="float" office:value="0.41424357058612">
                <text:p>0.41424357058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67869826838141">
                <text:p>0.167869826838141</text:p>
              </table:table-cell>
              <table:table-cell office:value-type="float" office:value="0.186170617997998">
                <text:p>0.186170617997998</text:p>
              </table:table-cell>
              <table:table-cell office:value-type="float" office:value="0.190288526186881">
                <text:p>0.190288526186881</text:p>
              </table:table-cell>
              <table:table-cell office:value-type="float" office:value="0.389880085998449">
                <text:p>0.389880085998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60269164385061">
                <text:p>0.160269164385061</text:p>
              </table:table-cell>
              <table:table-cell office:value-type="float" office:value="0.172028682086877">
                <text:p>0.172028682086877</text:p>
              </table:table-cell>
              <table:table-cell office:value-type="float" office:value="0.175726864063523">
                <text:p>0.175726864063523</text:p>
              </table:table-cell>
              <table:table-cell office:value-type="float" office:value="0.365908054011927">
                <text:p>0.3659080540119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52509069073067">
                <text:p>0.152509069073067</text:p>
              </table:table-cell>
              <table:table-cell office:value-type="float" office:value="0.158232629440476">
                <text:p>0.158232629440476</text:p>
              </table:table-cell>
              <table:table-cell office:value-type="float" office:value="0.161523568147252">
                <text:p>0.161523568147252</text:p>
              </table:table-cell>
              <table:table-cell office:value-type="float" office:value="0.342327956828713">
                <text:p>0.342327956828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44560349841099">
                <text:p>0.144560349841099</text:p>
              </table:table-cell>
              <table:table-cell office:value-type="float" office:value="0.144799261627691">
                <text:p>0.144799261627691</text:p>
              </table:table-cell>
              <table:table-cell office:value-type="float" office:value="0.147697879358615">
                <text:p>0.147697879358615</text:p>
              </table:table-cell>
              <table:table-cell office:value-type="float" office:value="0.319135791444232">
                <text:p>0.319135791444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36393853735349">
                <text:p>0.136393853735349</text:p>
              </table:table-cell>
              <table:table-cell office:value-type="float" office:value="0.131747149214796">
                <text:p>0.131747149214796</text:p>
              </table:table-cell>
              <table:table-cell office:value-type="float" office:value="0.134270770385793">
                <text:p>0.134270770385793</text:p>
              </table:table-cell>
              <table:table-cell office:value-type="float" office:value="0.296322499460834">
                <text:p>0.296322499460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27981936645752">
                <text:p>0.127981936645752</text:p>
              </table:table-cell>
              <table:table-cell office:value-type="float" office:value="0.119096818089223">
                <text:p>0.119096818089223</text:p>
              </table:table-cell>
              <table:table-cell office:value-type="float" office:value="0.121265125522703">
                <text:p>0.121265125522703</text:p>
              </table:table-cell>
              <table:table-cell office:value-type="float" office:value="0.27387416005679">
                <text:p>0.27387416005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1930053243208">
                <text:p>0.11930053243208</text:p>
              </table:table-cell>
              <table:table-cell office:value-type="float" office:value="0.106870960971627">
                <text:p>0.106870960971627</text:p>
              </table:table-cell>
              <table:table-cell office:value-type="float" office:value="0.108705951430015">
                <text:p>0.108705951430015</text:p>
              </table:table-cell>
              <table:table-cell office:value-type="float" office:value="0.251796390518049">
                <text:p>0.251796390518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10331973944478">
                <text:p>0.110331973944478</text:p>
              </table:table-cell>
              <table:table-cell office:value-type="float" office:value="0.0950946811596638">
                <text:p>0.0950946811596638</text:p>
              </table:table-cell>
              <table:table-cell office:value-type="float" office:value="0.0966206250684474">
                <text:p>0.0966206250684474</text:p>
              </table:table-cell>
              <table:table-cell office:value-type="float" office:value="0.230160051943484">
                <text:p>0.230160051943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0106871974527">
                <text:p>0.10106871974527</text:p>
              </table:table-cell>
              <table:table-cell office:value-type="float" office:value="0.0837957783394798">
                <text:p>0.0837957783394798</text:p>
              </table:table-cell>
              <table:table-cell office:value-type="float" office:value="0.0850391845864868">
                <text:p>0.0850391845864868</text:p>
              </table:table-cell>
              <table:table-cell office:value-type="float" office:value="0.208938496345613">
                <text:p>0.208938496345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915181083235386">
                <text:p>0.0915181083235386</text:p>
              </table:table-cell>
              <table:table-cell office:value-type="float" office:value="0.0730050891143792">
                <text:p>0.0730050891143792</text:p>
              </table:table-cell>
              <table:table-cell office:value-type="float" office:value="0.073994665844034">
                <text:p>0.073994665844034</text:p>
              </table:table-cell>
              <table:table-cell office:value-type="float" office:value="0.18790289592033">
                <text:p>0.18790289592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817081737947682">
                <text:p>0.0817081737947682</text:p>
              </table:table-cell>
              <table:table-cell office:value-type="float" office:value="0.0627568983076456">
                <text:p>0.0627568983076456</text:p>
              </table:table-cell>
              <table:table-cell office:value-type="float" office:value="0.0635237286085653">
                <text:p>0.0635237286085653</text:p>
              </table:table-cell>
              <table:table-cell office:value-type="float" office:value="0.167071640679079">
                <text:p>0.1670716406790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71694383777632">
                <text:p>0.071694383777632</text:p>
              </table:table-cell>
              <table:table-cell office:value-type="float" office:value="0.0530894449673134">
                <text:p>0.0530894449673134</text:p>
              </table:table-cell>
              <table:table-cell office:value-type="float" office:value="0.0536662190949371">
                <text:p>0.0536662190949371</text:p>
              </table:table-cell>
              <table:table-cell office:value-type="float" office:value="0.146482878586517">
                <text:p>0.146482878586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615668713763258">
                <text:p>0.0615668713763258</text:p>
              </table:table-cell>
              <table:table-cell office:value-type="float" office:value="0.0440453381459587">
                <text:p>0.0440453381459587</text:p>
              </table:table-cell>
              <table:table-cell office:value-type="float" office:value="0.0444664019934715">
                <text:p>0.0444664019934715</text:p>
              </table:table-cell>
              <table:table-cell office:value-type="float" office:value="0.126204117570548">
                <text:p>0.126204117570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514573135620964">
                <text:p>0.0514573135620964</text:p>
              </table:table-cell>
              <table:table-cell office:value-type="float" office:value="0.0356721315646298">
                <text:p>0.0356721315646298</text:p>
              </table:table-cell>
              <table:table-cell office:value-type="float" office:value="0.0359729175711014">
                <text:p>0.0359729175711014</text:p>
              </table:table-cell>
              <table:table-cell office:value-type="float" office:value="0.10634435877359">
                <text:p>0.1063443587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415440835461036">
                <text:p>0.0415440835461036</text:p>
              </table:table-cell>
              <table:table-cell office:value-type="float" office:value="0.0280227204655072">
                <text:p>0.0280227204655072</text:p>
              </table:table-cell>
              <table:table-cell office:value-type="float" office:value="0.02823862088837">
                <text:p>0.02823862088837</text:p>
              </table:table-cell>
              <table:table-cell office:value-type="float" office:value="0.0870676785186892">
                <text:p>0.08706767851868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320537782038408">
                <text:p>0.0320537782038408</text:p>
              </table:table-cell>
              <table:table-cell office:value-type="float" office:value="0.0211549520166012">
                <text:p>0.0211549520166012</text:p>
              </table:table-cell>
              <table:table-cell office:value-type="float" office:value="0.0213199889386151">
                <text:p>0.0213199889386151</text:p>
              </table:table-cell>
              <table:table-cell office:value-type="float" office:value="0.0686060659225709">
                <text:p>0.06860606592257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233038620730306">
                <text:p>0.0233038620730306</text:p>
              </table:table-cell>
              <table:table-cell office:value-type="float" office:value="0.0151299893052954">
                <text:p>0.0151299893052954</text:p>
              </table:table-cell>
              <table:table-cell office:value-type="float" office:value="0.0152754444675889">
                <text:p>0.0152754444675889</text:p>
              </table:table-cell>
              <table:table-cell office:value-type="float" office:value="0.0512681714520185">
                <text:p>0.05126817145201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163547398413533">
                <text:p>0.0163547398413533</text:p>
              </table:table-cell>
              <table:table-cell office:value-type="float" office:value="0.0100087543865737">
                <text:p>0.0100087543865737</text:p>
              </table:table-cell>
              <table:table-cell office:value-type="float" office:value="0.0101582562935398">
                <text:p>0.0101582562935398</text:p>
              </table:table-cell>
              <table:table-cell office:value-type="float" office:value="0.0354423829832389">
                <text:p>0.0354423829832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996239393322029">
                <text:p>0.00996239393322029</text:p>
              </table:table-cell>
              <table:table-cell office:value-type="float" office:value="0.00584814881222329">
                <text:p>0.00584814881222329</text:p>
              </table:table-cell>
              <table:table-cell office:value-type="float" office:value="0.00600091056101992">
                <text:p>0.00600091056101992</text:p>
              </table:table-cell>
              <table:table-cell office:value-type="float" office:value="0.0216064321535296">
                <text:p>0.0216064321535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471077312146684">
                <text:p>0.00471077312146684</text:p>
              </table:table-cell>
              <table:table-cell office:value-type="float" office:value="0.00271002233948758">
                <text:p>0.00271002233948758</text:p>
              </table:table-cell>
              <table:table-cell office:value-type="float" office:value="0.0028283202701973">
                <text:p>0.0028283202701973</text:p>
              </table:table-cell>
              <table:table-cell office:value-type="float" office:value="0.0103944323063354">
                <text:p>0.0103944323063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122512914575168">
                <text:p>0.00122512914575168</text:p>
              </table:table-cell>
              <table:table-cell office:value-type="float" office:value="0.00070276125448876">
                <text:p>0.00070276125448876</text:p>
              </table:table-cell>
              <table:table-cell office:value-type="float" office:value="0.000746339534796636">
                <text:p>0.000746339534796636</text:p>
              </table:table-cell>
              <table:table-cell office:value-type="float" office:value="0.0027700565950306">
                <text:p>0.0027700565950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